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end" style:justify-single-word="false"/>
      <style:text-properties style:font-name="DejaVu Sans Light1" officeooo:rsid="00368b34" officeooo:paragraph-rsid="00368b34"/>
    </style:style>
    <style:style style:name="P2" style:family="paragraph" style:parent-style-name="Footer">
      <style:paragraph-properties fo:text-align="end" style:justify-single-word="false"/>
      <style:text-properties style:font-name="DejaVu Sans Light1" officeooo:rsid="0036e8c2" officeooo:paragraph-rsid="0036e8c2"/>
    </style:style>
    <style:style style:name="P3" style:family="paragraph" style:parent-style-name="Footer">
      <style:paragraph-properties fo:text-align="end" style:justify-single-word="false"/>
      <style:text-properties officeooo:paragraph-rsid="00368b34"/>
    </style:style>
    <style:style style:name="P4" style:family="paragraph" style:parent-style-name="Text_20_body">
      <style:paragraph-properties fo:text-align="center" style:justify-single-word="false" fo:break-before="page"/>
      <style:text-properties style:font-name="DejaVu Sans Light1" fo:font-size="18pt" fo:font-weight="bold" officeooo:rsid="0026afcd" officeooo:paragraph-rsid="0026afcd"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1" fo:font-size="18pt" fo:font-weight="bold" officeooo:rsid="0026afcd" officeooo:paragraph-rsid="002e96fe" style:font-size-asian="18pt" style:font-weight-asian="bold" style:font-size-complex="18pt" style:font-weight-complex="bold"/>
    </style:style>
    <style:style style:name="P6" style:family="paragraph" style:parent-style-name="Text_20_body">
      <style:paragraph-properties fo:text-align="justify" style:justify-single-word="false" fo:break-before="page"/>
      <style:text-properties style:font-name="DejaVu Sans Light1" fo:font-size="14pt" fo:font-weight="normal" officeooo:rsid="0024be4e" officeooo:paragraph-rsid="0024be4e" style:font-size-asian="12.25pt" style:font-weight-asian="normal" style:font-size-complex="14pt" style:font-weight-complex="normal"/>
    </style:style>
    <style:style style:name="P7" style:family="paragraph" style:parent-style-name="Text_20_body">
      <style:paragraph-properties fo:text-align="center" style:justify-single-word="false" fo:break-before="pag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8" style:family="paragraph" style:parent-style-name="Standard">
      <style:paragraph-properties fo:break-before="page"/>
      <style:text-properties style:font-name="DejaVu Sans Light1" fo:font-size="20pt" fo:font-weight="bold" style:font-size-asian="20pt" style:font-weight-asian="bold" style:font-size-complex="20pt" style:font-weight-complex="bold"/>
    </style:style>
    <style:style style:name="P9" style:family="paragraph" style:parent-style-name="Contents_20_Heading">
      <style:paragraph-properties fo:break-before="page"/>
      <style:text-properties style:font-name="DejaVu Sans Light1" fo:font-size="20pt" style:font-size-asian="20pt" style:font-size-complex="20pt"/>
    </style:style>
    <style:style style:name="P10" style:family="paragraph" style:parent-style-name="Text_20_body">
      <style:text-properties style:font-name="DejaVu Sans Light1" fo:font-size="14pt" style:font-size-asian="14pt" style:font-size-complex="14pt"/>
    </style:style>
    <style:style style:name="P11" style:family="paragraph" style:parent-style-name="Text_20_body">
      <style:text-properties style:font-name="DejaVu Sans Light1" fo:font-size="14pt" officeooo:paragraph-rsid="001194ab" style:font-size-asian="14pt" style:font-size-complex="14pt"/>
    </style:style>
    <style:style style:name="P12" style:family="paragraph" style:parent-style-name="Text_20_body">
      <style:paragraph-properties fo:text-align="justify" style:justify-single-word="false"/>
      <style:text-properties style:font-name="DejaVu Sans Light1" fo:font-size="14pt" style:font-size-asian="14pt" style:font-size-complex="14pt"/>
    </style:style>
    <style:style style:name="P13" style:family="paragraph" style:parent-style-name="Text_20_body">
      <style:paragraph-properties fo:text-align="start" style:justify-single-word="false"/>
      <style:text-properties style:font-name="DejaVu Sans Light1" fo:font-size="14pt" fo:font-weight="bold" officeooo:rsid="000f4c37" officeooo:paragraph-rsid="000f4c37" style:font-size-asian="12.25pt" style:font-weight-asian="bold" style:font-size-complex="14pt" style:font-weight-complex="bold"/>
    </style:style>
    <style:style style:name="P14" style:family="paragraph" style:parent-style-name="Text_20_body">
      <style:paragraph-properties fo:text-align="start" style:justify-single-word="false"/>
      <style:text-properties style:font-name="DejaVu Sans Light1" fo:font-size="14pt" fo:font-weight="bold" officeooo:rsid="000f4c37" officeooo:paragraph-rsid="00205bc1" style:font-size-asian="12.25pt" style:font-weight-asian="bold" style:font-size-complex="14pt" style:font-weight-complex="bold"/>
    </style:style>
    <style:style style:name="P15" style:family="paragraph" style:parent-style-name="Text_20_body">
      <style:paragraph-properties fo:text-align="justify" style:justify-single-word="false"/>
      <style:text-properties style:font-name="DejaVu Sans Light1" fo:font-size="14pt" fo:font-weight="bold" officeooo:rsid="001543bf" officeooo:paragraph-rsid="001543bf"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8" style:family="paragraph" style:parent-style-name="Text_20_body">
      <style:paragraph-properties fo:text-align="justify" style:justify-single-word="false"/>
      <style:text-properties style:font-name="DejaVu Sans Light1" fo:font-size="14pt" fo:font-weight="bold" officeooo:rsid="0026afcd" officeooo:paragraph-rsid="0026afcd"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1" fo:font-size="14pt" fo:font-weight="bold" officeooo:rsid="002a29dc" officeooo:paragraph-rsid="002a29dc"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1" fo:font-size="14pt" fo:font-weight="bold" officeooo:rsid="00322fd2" officeooo:paragraph-rsid="00322fd2" style:font-size-asian="12.25pt" style:font-weight-asian="bold" style:font-size-complex="14pt" style:font-weight-complex="bold"/>
    </style:style>
    <style:style style:name="P21" style:family="paragraph" style:parent-style-name="Text_20_body">
      <style:paragraph-properties fo:text-align="start"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22" style:family="paragraph" style:parent-style-name="Text_20_body">
      <style:paragraph-properties fo:text-align="justify" style:justify-single-word="false"/>
      <style:text-properties style:font-name="DejaVu Sans Light1" fo:font-size="14pt" fo:font-weight="normal" officeooo:rsid="001309cb" officeooo:paragraph-rsid="001337fb"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1" fo:font-size="14pt" fo:font-weight="normal" officeooo:rsid="001543bf" officeooo:paragraph-rsid="001543bf"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1" fo:font-size="14pt" fo:font-weight="normal" officeooo:rsid="00173973" officeooo:paragraph-rsid="00173973"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1" fo:font-size="14pt" fo:font-weight="normal" officeooo:rsid="0018769f" officeooo:paragraph-rsid="0018769f" style:font-size-asian="12.25pt" style:font-weight-asian="normal" style:font-size-complex="14pt" style:font-weight-complex="normal"/>
    </style:style>
    <style:style style:name="P26" style:family="paragraph" style:parent-style-name="Text_20_body">
      <style:paragraph-properties fo:line-height="100%" fo:text-align="start" style:justify-single-word="false"/>
      <style:text-properties style:font-name="DejaVu Sans Light1" fo:font-size="14pt" fo:font-weight="normal" officeooo:rsid="00188c5b" officeooo:paragraph-rsid="00188c5b"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9" style:family="paragraph" style:parent-style-name="Text_20_body">
      <style:paragraph-properties fo:text-align="justify" style:justify-single-word="false"/>
      <style:text-properties style:font-name="DejaVu Sans Light1" fo:font-size="14pt" fo:font-weight="normal" officeooo:rsid="0026afcd" officeooo:paragraph-rsid="0026afcd"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1" fo:font-size="14pt" fo:font-weight="normal" officeooo:rsid="0028320a" officeooo:paragraph-rsid="0028320a" style:font-size-asian="12.25pt" style:font-weight-asian="normal" style:font-size-complex="14pt" style:font-weight-complex="normal"/>
    </style:style>
    <style:style style:name="P31" style:family="paragraph" style:parent-style-name="Text_20_body">
      <style:paragraph-properties fo:text-align="justify" style:justify-single-word="false"/>
      <style:text-properties style:font-name="DejaVu Sans Light1" fo:font-size="14pt" fo:font-weight="normal" officeooo:rsid="001a8557" officeooo:paragraph-rsid="001a8557" style:font-size-asian="12.25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1" fo:font-size="14pt" fo:font-weight="normal" officeooo:rsid="00322fd2" officeooo:paragraph-rsid="00322fd2" style:font-size-asian="14pt" style:font-weight-asian="normal" style:font-size-complex="14pt" style:font-weight-complex="normal"/>
    </style:style>
    <style:style style:name="P33" style:family="paragraph" style:parent-style-name="Text_20_body">
      <style:paragraph-properties fo:text-align="start" style:justify-single-word="false"/>
      <style:text-properties style:font-name="DejaVu Sans Light1" fo:font-size="14pt" officeooo:rsid="001543bf" officeooo:paragraph-rsid="001543bf" style:font-size-asian="12.25pt" style:font-size-complex="14pt"/>
    </style:style>
    <style:style style:name="P34" style:family="paragraph" style:parent-style-name="Text_20_body">
      <style:paragraph-properties fo:text-align="justify" style:justify-single-word="false"/>
      <style:text-properties style:font-name="DejaVu Sans Light1"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justify" style:justify-single-word="false"/>
      <style:text-properties style:font-name="DejaVu Sans Light1"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6" style:family="paragraph" style:parent-style-name="Text_20_body">
      <style:paragraph-properties fo:text-align="justify" style:justify-single-word="false"/>
      <style:text-properties style:font-name="DejaVu Sans Light1"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7" style:family="paragraph" style:parent-style-name="Text_20_body">
      <style:paragraph-properties fo:text-align="justify" style:justify-single-word="false"/>
      <style:text-properties style:font-name="DejaVu Sans Light1"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DejaVu Sans Light1"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9" style:family="paragraph" style:parent-style-name="Text_20_body">
      <style:text-properties style:font-name="DejaVu Sans Light1" fo:font-size="14pt" fo:font-style="italic" fo:font-weight="bold" style:font-size-asian="14pt" style:font-size-complex="14pt"/>
    </style:style>
    <style:style style:name="P40" style:family="paragraph" style:parent-style-name="Text_20_body">
      <style:paragraph-properties fo:text-align="justify" style:justify-single-word="false"/>
      <style:text-properties style:font-name="DejaVu Sans Light1"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1"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1"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1"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1"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1"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1"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1"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1"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1"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50" style:family="paragraph" style:parent-style-name="Text_20_body">
      <style:paragraph-properties fo:text-align="justify" style:justify-single-word="false"/>
      <style:text-properties style:font-name="DejaVu Sans Light1"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1"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1"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1"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1"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55" style:family="paragraph" style:parent-style-name="Text_20_body">
      <style:paragraph-properties fo:text-align="justify" style:justify-single-word="false"/>
      <style:text-properties style:font-name="DejaVu Sans Light1"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6" style:family="paragraph" style:parent-style-name="Text_20_body">
      <style:paragraph-properties fo:text-align="justify" style:justify-single-word="false"/>
      <style:text-properties style:font-name="DejaVu Sans Light1"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text-properties style:font-name="DejaVu Sans Light1" fo:font-size="20pt" fo:font-weight="bold" officeooo:rsid="000f4c37" officeooo:paragraph-rsid="000f4c37" style:font-size-asian="17.5pt" style:font-weight-asian="bold" style:font-size-complex="20pt" style:font-weight-complex="bold"/>
    </style:style>
    <style:style style:name="P58" style:family="paragraph" style:parent-style-name="Text_20_body">
      <style:paragraph-properties fo:text-align="start" style:justify-single-word="false"/>
      <style:text-properties style:font-name="DejaVu Sans Light1" fo:font-size="20pt" fo:font-weight="bold" officeooo:rsid="0024be4e" officeooo:paragraph-rsid="0024be4e" style:font-size-asian="17.5pt" style:font-weight-asian="bold" style:font-size-complex="20pt" style:font-weight-complex="bold"/>
    </style:style>
    <style:style style:name="P59" style:family="paragraph" style:parent-style-name="Text_20_body">
      <style:paragraph-properties fo:text-align="start" style:justify-single-word="false"/>
      <style:text-properties style:font-name="DejaVu Sans Light1" fo:font-size="20pt" officeooo:paragraph-rsid="000f4c37" style:font-size-asian="17.5pt" style:font-size-complex="20pt"/>
    </style:style>
    <style:style style:name="P60" style:family="paragraph" style:parent-style-name="Text_20_body">
      <style:paragraph-properties fo:text-align="start" style:justify-single-word="false"/>
      <style:text-properties style:font-name="DejaVu Sans Light1" fo:font-size="18pt" fo:font-weight="bold" officeooo:rsid="000f4c37" officeooo:paragraph-rsid="000f4c37" style:font-size-asian="18pt" style:font-weight-asian="bold" style:font-size-complex="18pt" style:font-weight-complex="bold"/>
    </style:style>
    <style:style style:name="P61" style:family="paragraph" style:parent-style-name="Text_20_body">
      <style:paragraph-properties fo:text-align="justify" style:justify-single-word="false"/>
      <style:text-properties style:font-name="DejaVu Sans Light1" fo:font-size="18pt" fo:font-weight="bold" officeooo:rsid="000f4c37" officeooo:paragraph-rsid="001337fb" style:font-size-asian="18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1" fo:font-size="18pt" fo:font-weight="bold" officeooo:rsid="0026afcd" officeooo:paragraph-rsid="0026afc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style:font-name="DejaVu Sans Light1" fo:font-size="18pt" fo:font-weight="bold" officeooo:rsid="0024be4e" officeooo:paragraph-rsid="0024be4e" style:font-size-asian="15.75pt" style:font-weight-asian="bold" style:font-size-complex="18pt" style:font-weight-complex="bold"/>
    </style:style>
    <style:style style:name="P64" style:family="paragraph" style:parent-style-name="Text_20_body">
      <style:paragraph-properties fo:text-align="center" style:justify-single-word="false"/>
      <style:text-properties style:font-name="DejaVu Sans Light1"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5" style:family="paragraph" style:parent-style-name="Text_20_body">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officeooo:rsid="000f4c37" officeooo:paragraph-rsid="000f4c37"/>
    </style:style>
    <style:style style:name="P67" style:family="paragraph" style:parent-style-name="Text_20_body">
      <style:paragraph-properties fo:text-align="start" style:justify-single-word="false"/>
      <style:text-properties fo:color="#000000" style:font-name="DejaVu Sans Light1" fo:font-size="14pt" fo:font-weight="normal" officeooo:rsid="001309cb" officeooo:paragraph-rsid="001309cb" style:font-size-asian="12.25pt" style:font-weight-asian="normal" style:font-size-complex="14pt" style:font-weight-complex="normal"/>
    </style:style>
    <style:style style:name="P68" style:family="paragraph" style:parent-style-name="Text_20_body">
      <style:paragraph-properties fo:text-align="center" style:justify-single-word="fals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69" style:family="paragraph" style:parent-style-name="Standard">
      <style:text-properties fo:color="#7e0021"/>
    </style:style>
    <style:style style:name="P70" style:family="paragraph" style:parent-style-name="Standard">
      <style:text-properties fo:color="#7e0021" fo:font-size="16pt" officeooo:rsid="000d7d91" officeooo:paragraph-rsid="000d7d91" style:font-size-asian="14pt" style:font-size-complex="16pt"/>
    </style:style>
    <style:style style:name="P71"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2" style:family="paragraph" style:parent-style-name="Standard">
      <style:paragraph-properties fo:text-align="end" style:justify-single-word="false"/>
      <style:text-properties fo:color="#7e0021" style:font-name="DejaVu Sans Light1" fo:font-size="22pt" fo:font-weight="bold" officeooo:rsid="000d7d91" officeooo:paragraph-rsid="000d7d91" style:font-size-asian="22pt" style:font-weight-asian="bold" style:font-size-complex="22pt" style:font-weight-complex="bold"/>
    </style:style>
    <style:style style:name="P73" style:family="paragraph" style:parent-style-name="Standard">
      <style:paragraph-properties fo:text-align="end" style:justify-single-word="false"/>
      <style:text-properties fo:color="#7e0021" style:font-name="DejaVu Sans Light1" fo:font-size="18pt" officeooo:rsid="000d7d91" officeooo:paragraph-rsid="000d7d91" style:font-size-asian="18pt" style:font-size-complex="18pt"/>
    </style:style>
    <style:style style:name="P74" style:family="paragraph" style:parent-style-name="Standard">
      <style:paragraph-properties fo:text-align="center" style:justify-single-word="false"/>
      <style:text-properties fo:color="#7e0021" style:font-name="DejaVu Sans Light1" fo:font-size="20pt" officeooo:rsid="00023914" officeooo:paragraph-rsid="000d7d91" style:font-size-asian="20pt" style:font-size-complex="20pt"/>
    </style:style>
    <style:style style:name="P75" style:family="paragraph" style:parent-style-name="Standard">
      <style:paragraph-properties fo:text-align="center" style:justify-single-word="false"/>
      <style:text-properties fo:color="#7e0021" style:font-name="DejaVu Sans Light1" fo:font-size="20pt" fo:font-weight="bold" officeooo:rsid="00023914" officeooo:paragraph-rsid="000d7d91" style:font-size-asian="20pt" style:font-weight-asian="bold" style:font-size-complex="20pt" style:font-weight-complex="bold"/>
    </style:style>
    <style:style style:name="P76" style:family="paragraph" style:parent-style-name="Standard">
      <style:text-properties style:font-name="DejaVu Sans Light1"/>
    </style:style>
    <style:style style:name="P77" style:family="paragraph" style:parent-style-name="Standard">
      <style:paragraph-properties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8" style:family="paragraph" style:parent-style-name="Standard">
      <style:paragraph-properties fo:line-height="150%"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Light1" fo:font-size="14pt" fo:font-weight="normal" officeooo:rsid="00004bb6" officeooo:paragraph-rsid="001194ab" style:font-size-asian="12.25pt" style:font-weight-asian="normal" style:font-size-complex="14pt" style:font-weight-complex="normal"/>
    </style:style>
    <style:style style:name="P80" style:family="paragraph" style:parent-style-name="Standard">
      <style:paragraph-properties fo:line-height="150%" fo:text-align="justify" style:justify-single-word="false"/>
      <style:text-properties style:font-name="DejaVu Sans Light1" fo:font-size="14pt" fo:font-weight="normal" officeooo:rsid="00043579" officeooo:paragraph-rsid="000fb5b2"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DejaVu Sans Light1" fo:font-size="14pt" fo:font-weight="normal" officeooo:rsid="00043579" officeooo:paragraph-rsid="001194ab" style:font-size-asian="12.25pt" style:font-weight-asian="normal" style:font-size-complex="14pt" style:font-weight-complex="normal"/>
    </style:style>
    <style:style style:name="P82" style:family="paragraph" style:parent-style-name="Standard">
      <style:paragraph-properties fo:line-height="150%" fo:text-align="justify" style:justify-single-word="false"/>
      <style:text-properties style:font-name="DejaVu Sans Light1" fo:font-size="14pt" fo:font-weight="normal" officeooo:rsid="00043579" officeooo:paragraph-rsid="001309cb" style:font-size-asian="14pt" style:font-weight-asian="normal" style:font-size-complex="14pt" style:font-weight-complex="normal"/>
    </style:style>
    <style:style style:name="P83" style:family="paragraph" style:parent-style-name="Standard">
      <style:paragraph-properties fo:text-align="center" style:justify-single-word="false"/>
      <style:text-properties style:font-name="DejaVu Sans Light1" fo:font-size="14pt" style:font-size-asian="14pt" style:font-size-complex="14pt"/>
    </style:style>
    <style:style style:name="P84" style:family="paragraph" style:parent-style-name="Standard">
      <style:paragraph-properties fo:text-align="center" style:justify-single-word="false"/>
      <style:text-properties style:font-name="DejaVu Sans Light1" fo:font-size="14pt" officeooo:paragraph-rsid="0034f625" style:font-size-asian="14pt" style:font-size-complex="14pt"/>
    </style:style>
    <style:style style:name="P85" style:family="paragraph" style:parent-style-name="Standard">
      <style:paragraph-properties fo:text-align="justify" style:justify-single-word="false"/>
      <style:text-properties style:font-name="DejaVu Sans Light1" fo:font-size="14pt" style:font-size-asian="14pt" style:font-size-complex="14pt"/>
    </style:style>
    <style:style style:name="P86" style:family="paragraph" style:parent-style-name="Standard">
      <style:paragraph-properties fo:text-align="center" style:justify-single-word="false"/>
      <style:text-properties style:font-name="DejaVu Sans Light1" fo:font-size="14pt" fo:font-weight="bold" style:font-size-asian="14pt" style:font-weight-asian="bold" style:font-size-complex="14pt" style:font-weight-complex="bold"/>
    </style:style>
    <style:style style:name="P87" style:family="paragraph" style:parent-style-name="Standard">
      <style:paragraph-properties fo:text-align="start" style:justify-single-word="false"/>
      <style:text-properties style:font-name="DejaVu Sans Light1" fo:font-size="18pt" fo:font-weight="bold" officeooo:rsid="000f4c37" officeooo:paragraph-rsid="00205bc1" style:font-size-asian="18pt" style:font-weight-asian="bold" style:font-size-complex="18pt" style:font-weight-complex="bold"/>
    </style:style>
    <style:style style:name="P88" style:family="paragraph" style:parent-style-name="Standard">
      <style:text-properties style:font-name="DejaVu Sans Light1" fo:font-size="20pt" fo:font-weight="bold" style:font-size-asian="20pt" style:font-weight-asian="bold" style:font-size-complex="20pt" style:font-weight-complex="bold"/>
    </style:style>
    <style:style style:name="P89"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4c37" style:font-size-asian="12.25pt" style:font-weight-asian="normal" style:font-size-complex="14pt" style:font-weight-complex="normal"/>
    </style:style>
    <style:style style:name="P90"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b5b2"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color="#000000" style:font-name="DejaVu Sans Light1" fo:font-size="14pt" fo:font-weight="normal" officeooo:rsid="00043579" officeooo:paragraph-rsid="000fb5b2" style:font-size-asian="12.25pt" style:font-weight-asian="normal" style:font-size-complex="14pt" style:font-weight-complex="normal"/>
    </style:style>
    <style:style style:name="P92" style:family="paragraph" style:parent-style-name="Standard">
      <style:paragraph-properties fo:line-height="150%" fo:text-align="justify" style:justify-single-word="false"/>
      <style:text-properties fo:color="#000000" style:font-name="DejaVu Sans Light1" fo:font-size="14pt" officeooo:rsid="00043579" officeooo:paragraph-rsid="000fb5b2" style:font-size-asian="14pt" style:font-size-complex="14pt"/>
    </style:style>
    <style:style style:name="P93" style:family="paragraph" style:parent-style-name="Standard">
      <style:paragraph-properties fo:text-align="justify" style:justify-single-word="false"/>
      <style:text-properties fo:color="#000000" style:font-name="DejaVu Sans Light1" fo:font-size="14pt" fo:font-weight="bold" officeooo:rsid="00043579" officeooo:paragraph-rsid="000fb5b2" style:font-size-asian="12.25pt" style:font-weight-asian="bold" style:font-size-complex="14pt" style:font-weight-complex="bold"/>
    </style:style>
    <style:style style:name="P94" style:family="paragraph" style:parent-style-name="Standard">
      <style:paragraph-properties fo:text-align="center" style:justify-single-word="false"/>
      <style:text-properties fo:color="#000000" style:font-name="DejaVu Sans Light1" fo:font-size="14pt" fo:font-weight="bold" style:font-size-asian="14pt" style:font-weight-asian="bold" style:font-size-complex="14pt" style:font-weight-complex="bold"/>
    </style:style>
    <style:style style:name="P95" style:family="paragraph" style:parent-style-name="Standard">
      <style:paragraph-properties fo:text-align="center" style:justify-single-word="false"/>
      <style:text-properties fo:color="#990000" style:font-name="DejaVu Sans Light1" fo:font-size="20pt" fo:font-weight="bold" style:font-size-asian="20pt" style:font-weight-asian="bold" style:font-size-complex="20pt" style:font-weight-complex="bold"/>
    </style:style>
    <style:style style:name="P96" style:family="paragraph" style:parent-style-name="Table_20_Heading">
      <style:text-properties style:font-name="DejaVu Sans Light1" fo:font-size="15pt" officeooo:rsid="001a8557" officeooo:paragraph-rsid="001a8557" style:font-size-asian="15pt" style:font-size-complex="15pt"/>
    </style:style>
    <style:style style:name="P97" style:family="paragraph" style:parent-style-name="Table_20_Heading">
      <style:text-properties style:font-name="DejaVu Sans Light1" fo:font-size="13pt" officeooo:rsid="001a8557" officeooo:paragraph-rsid="001a8557" style:font-size-asian="13pt" style:font-size-complex="13pt"/>
    </style:style>
    <style:style style:name="P98" style:family="paragraph" style:parent-style-name="Table_20_Contents">
      <style:paragraph-properties fo:text-align="start" style:justify-single-word="false"/>
      <style:text-properties style:font-name="DejaVu Sans Light1" fo:font-size="18pt" officeooo:rsid="001dceae" officeooo:paragraph-rsid="001dceae" style:font-size-asian="18pt" style:font-size-complex="18pt"/>
    </style:style>
    <style:style style:name="P99" style:family="paragraph" style:parent-style-name="Table_20_Contents">
      <style:paragraph-properties fo:text-align="start" style:justify-single-word="false"/>
      <style:text-properties style:font-name="DejaVu Sans Light1" fo:font-size="18pt" officeooo:rsid="001f2c73" officeooo:paragraph-rsid="001f2c73" style:font-size-asian="18pt" style:font-size-complex="18pt"/>
    </style:style>
    <style:style style:name="P100" style:family="paragraph" style:parent-style-name="Table_20_Contents">
      <style:paragraph-properties fo:text-align="start" style:justify-single-word="false"/>
      <style:text-properties style:font-name="DejaVu Sans Light1" fo:font-size="18pt" officeooo:rsid="00205bc1" officeooo:paragraph-rsid="00205bc1" style:font-size-asian="18pt" style:font-size-complex="18pt"/>
    </style:style>
    <style:style style:name="P101" style:family="paragraph" style:parent-style-name="Table_20_Contents">
      <style:paragraph-properties fo:text-align="start" style:justify-single-word="false"/>
      <style:text-properties style:font-name="DejaVu Sans Light1" fo:font-size="18pt" officeooo:rsid="002415bc" officeooo:paragraph-rsid="002415bc" style:font-size-asian="18pt" style:font-size-complex="18pt"/>
    </style:style>
    <style:style style:name="P102" style:family="paragraph" style:parent-style-name="Table_20_Contents">
      <style:paragraph-properties fo:text-align="start" style:justify-single-word="false"/>
      <style:text-properties style:font-name="DejaVu Sans Light1" fo:font-size="14pt" fo:font-weight="normal" officeooo:rsid="001c39c3" officeooo:paragraph-rsid="001c39c3" style:font-size-asian="12.25pt" style:font-weight-asian="normal" style:font-size-complex="14pt" style:font-weight-complex="normal"/>
    </style:style>
    <style:style style:name="P103" style:family="paragraph" style:parent-style-name="Table_20_Contents">
      <style:paragraph-properties fo:text-align="start" style:justify-single-word="false"/>
      <style:text-properties style:font-name="DejaVu Sans Light1" fo:font-size="14pt" fo:font-weight="normal" officeooo:rsid="001dceae" officeooo:paragraph-rsid="001dceae" style:font-size-asian="12.25pt" style:font-weight-asian="normal" style:font-size-complex="14pt" style:font-weight-complex="normal"/>
    </style:style>
    <style:style style:name="P104" style:family="paragraph" style:parent-style-name="Table_20_Contents">
      <style:paragraph-properties fo:text-align="start" style:justify-single-word="false"/>
      <style:text-properties style:font-name="DejaVu Sans Light1" fo:font-size="14pt" fo:font-weight="normal" officeooo:rsid="001dceae" officeooo:paragraph-rsid="001f2c73" style:font-size-asian="12.25pt" style:font-weight-asian="normal" style:font-size-complex="14pt" style:font-weight-complex="normal"/>
    </style:style>
    <style:style style:name="P105" style:family="paragraph" style:parent-style-name="Table_20_Contents">
      <style:paragraph-properties fo:text-align="start" style:justify-single-word="false"/>
      <style:text-properties style:font-name="DejaVu Sans Light1" fo:font-size="14pt" fo:font-weight="normal" officeooo:rsid="001f2c73" officeooo:paragraph-rsid="001f2c73" style:font-size-asian="12.25pt" style:font-weight-asian="normal" style:font-size-complex="14pt" style:font-weight-complex="normal"/>
    </style:style>
    <style:style style:name="P106" style:family="paragraph" style:parent-style-name="Table_20_Contents">
      <style:paragraph-properties fo:text-align="start" style:justify-single-word="false"/>
      <style:text-properties style:font-name="DejaVu Sans Light1" fo:font-size="14pt" fo:font-weight="normal" officeooo:rsid="00205bc1" officeooo:paragraph-rsid="00205bc1" style:font-size-asian="12.25pt" style:font-weight-asian="normal" style:font-size-complex="14pt" style:font-weight-complex="normal"/>
    </style:style>
    <style:style style:name="P107" style:family="paragraph" style:parent-style-name="Table_20_Contents">
      <style:paragraph-properties fo:text-align="start" style:justify-single-word="false"/>
      <style:text-properties style:font-name="DejaVu Sans Light1" fo:font-size="14pt" fo:font-weight="normal" officeooo:rsid="00205bc1" officeooo:paragraph-rsid="002415bc" style:font-size-asian="12.25pt" style:font-weight-asian="normal" style:font-size-complex="14pt" style:font-weight-complex="normal"/>
    </style:style>
    <style:style style:name="P108" style:family="paragraph" style:parent-style-name="Table_20_Contents">
      <style:paragraph-properties fo:text-align="start" style:justify-single-word="false"/>
      <style:text-properties style:font-name="DejaVu Sans Light1" fo:font-size="14pt" fo:font-weight="normal" officeooo:rsid="002415bc" officeooo:paragraph-rsid="002415bc" style:font-size-asian="12.25pt" style:font-weight-asian="normal" style:font-size-complex="14pt" style:font-weight-complex="normal"/>
    </style:style>
    <style:style style:name="P109"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paragraph-rsid="00205bc1" style:font-size-asian="12pt" style:font-name-complex="Arial"/>
    </style:style>
    <style:style style:name="P110"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rsid="002415bc" officeooo:paragraph-rsid="002415bc" style:font-size-asian="12pt" style:font-name-complex="Arial"/>
    </style:style>
    <style:style style:name="P111"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paragraph-rsid="00205bc1" style:font-size-asian="12pt" style:font-weight-asian="bold" style:font-name-complex="Arial" style:font-weight-complex="bold"/>
    </style:style>
    <style:style style:name="P112"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rsid="002415bc" officeooo:paragraph-rsid="002415bc" style:font-size-asian="12pt" style:font-weight-asian="bold" style:font-name-complex="Arial" style:font-weight-complex="bold"/>
    </style:style>
    <style:style style:name="P113" style:family="paragraph" style:parent-style-name="Standard">
      <style:paragraph-properties fo:margin-top="0cm" fo:margin-bottom="0cm" loext:contextual-spacing="false" fo:line-height="100%" fo:text-align="center" style:justify-single-word="false"/>
      <style:text-properties style:font-name="DejaVu Sans Light1" fo:font-size="9pt" fo:language="es" fo:country="SV" fo:font-weight="bold" officeooo:paragraph-rsid="00205bc1" style:font-size-asian="9pt" style:font-weight-asian="bold" style:font-name-complex="Arial" style:font-weight-complex="bold"/>
    </style:style>
    <style:style style:name="P114" style:family="paragraph" style:parent-style-name="Standard">
      <style:paragraph-properties fo:margin-top="0cm" fo:margin-bottom="0cm" loext:contextual-spacing="false" fo:line-height="100%" fo:text-align="center" style:justify-single-word="false"/>
      <style:text-properties style:font-name="DejaVu Sans Light1" fo:font-weight="bold" officeooo:paragraph-rsid="00205bc1" style:font-weight-asian="bold" style:font-weight-complex="bold"/>
    </style:style>
    <style:style style:name="P115"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1" fo:font-size="12pt" fo:language="es" fo:country="SV" officeooo:paragraph-rsid="00205bc1" style:font-size-asian="12pt" style:font-name-complex="Arial"/>
    </style:style>
    <style:style style:name="P116"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1" fo:font-size="12pt" fo:language="es" fo:country="SV" officeooo:paragraph-rsid="00205bc1" style:font-size-asian="12pt" style:font-name-complex="Arial"/>
    </style:style>
    <style:style style:name="P117" style:family="paragraph" style:parent-style-name="Contents_20_1">
      <style:paragraph-properties fo:line-height="150%">
        <style:tab-stops>
          <style:tab-stop style:position="17.59cm" style:type="right" style:leader-style="dotted" style:leader-text="."/>
        </style:tab-stops>
      </style:paragraph-properties>
    </style:style>
    <style:style style:name="P118" style:family="paragraph" style:parent-style-name="Contents_20_1">
      <style:paragraph-properties fo:line-height="100%">
        <style:tab-stops>
          <style:tab-stop style:position="17.59cm" style:type="right" style:leader-style="dotted" style:leader-text="."/>
        </style:tab-stops>
      </style:paragraph-properties>
    </style:style>
    <style:style style:name="P119" style:family="paragraph" style:parent-style-name="Contents_20_2">
      <style:paragraph-properties fo:line-height="150%">
        <style:tab-stops>
          <style:tab-stop style:position="17.09cm" style:type="right" style:leader-style="dotted" style:leader-text="."/>
        </style:tab-stops>
      </style:paragraph-properties>
    </style:style>
    <style:style style:name="P120" style:family="paragraph" style:parent-style-name="Contents_20_2">
      <style:paragraph-properties fo:line-height="100%">
        <style:tab-stops>
          <style:tab-stop style:position="17.09cm" style:type="right" style:leader-style="dotted" style:leader-text="."/>
        </style:tab-stops>
      </style:paragraph-properties>
    </style:style>
    <style:style style:name="P121" style:family="paragraph" style:parent-style-name="Contents_20_3">
      <style:paragraph-properties fo:line-height="150%">
        <style:tab-stops>
          <style:tab-stop style:position="16.591cm" style:type="right" style:leader-style="dotted" style:leader-text="."/>
        </style:tab-stops>
      </style:paragraph-properties>
    </style:style>
    <style:style style:name="P122" style:family="paragraph" style:parent-style-name="Contents_20_3">
      <style:paragraph-properties fo:line-height="100%">
        <style:tab-stops>
          <style:tab-stop style:position="16.591cm" style:type="right" style:leader-style="dotted" style:leader-text="."/>
        </style:tab-stops>
      </style:paragraph-properties>
    </style:style>
    <style:style style:name="P123" style:family="paragraph" style:parent-style-name="Standard" style:master-page-name="First_20_Page">
      <style:paragraph-properties style:page-number="auto"/>
      <style:text-properties fo:color="#7e0021"/>
    </style:style>
    <style:style style:name="P124" style:family="paragraph" style:parent-style-name="Standard" style:master-page-name="First_20_Page">
      <style:paragraph-properties fo:text-align="center" style:justify-single-word="false" style:page-number="auto" fo:break-before="page"/>
      <style:text-properties style:font-name="DejaVu Sans Light1" fo:font-size="18pt" fo:font-weight="bold" style:font-size-asian="18pt" style:font-weight-asian="bold" style:font-size-complex="18pt" style:font-weight-complex="bold"/>
    </style:style>
    <style:style style:name="P125" style:family="paragraph" style:parent-style-name="Standard">
      <style:paragraph-properties fo:text-align="center" style:justify-single-word="false"/>
      <style:text-properties style:font-name="DejaVu Sans Light1" fo:font-size="14pt" fo:font-weight="bold" officeooo:paragraph-rsid="0034f625" style:font-size-asian="14pt" style:font-weight-asian="bold" style:font-size-complex="14pt" style:font-weight-complex="bold"/>
    </style:style>
    <style:style style:name="P126" style:family="paragraph" style:parent-style-name="Standard">
      <style:paragraph-properties fo:text-align="justify" style:justify-single-word="false"/>
      <style:text-properties fo:color="#000000" style:font-name="DejaVu Sans Light1" fo:font-size="14pt" fo:font-weight="normal" officeooo:rsid="0033317a" officeooo:paragraph-rsid="0038975d" style:font-size-asian="12.25pt" style:font-weight-asian="normal" style:font-size-complex="14pt" style:font-weight-complex="normal"/>
    </style:style>
    <style:style style:name="P127" style:family="paragraph" style:parent-style-name="Text_20_body" style:list-style-name="L1">
      <style:text-properties style:font-name="DejaVu Sans Light1" fo:font-size="14pt" style:font-size-asian="14pt" style:font-size-complex="14pt"/>
    </style:style>
    <style:style style:name="P128" style:family="paragraph" style:parent-style-name="Text_20_body" style:list-style-name="L3">
      <style:text-properties style:font-name="DejaVu Sans Light1" fo:font-size="14pt" style:font-size-asian="14pt" style:font-size-complex="14pt"/>
    </style:style>
    <style:style style:name="P129" style:family="paragraph" style:parent-style-name="Text_20_body" style:list-style-name="L3">
      <style:text-properties style:font-name="DejaVu Sans Light1" fo:font-size="14pt" officeooo:paragraph-rsid="001194ab" style:font-size-asian="14pt" style:font-size-complex="14pt"/>
    </style:style>
    <style:style style:name="P130" style:family="paragraph" style:parent-style-name="Text_20_body" style:list-style-name="L2">
      <style:paragraph-properties fo:line-height="100%" fo:text-align="start" style:justify-single-word="false"/>
      <style:text-properties style:font-name="DejaVu Sans Light1" fo:font-size="13pt" fo:font-weight="normal" officeooo:rsid="0018769f" officeooo:paragraph-rsid="0018769f" style:font-size-asian="13pt" style:font-weight-asian="normal" style:font-size-complex="13pt" style:font-weight-complex="normal"/>
    </style:style>
    <style:style style:name="P131" style:family="paragraph" style:parent-style-name="Text_20_body" style:list-style-name="L2">
      <style:paragraph-properties fo:line-height="100%" fo:text-align="start" style:justify-single-word="false"/>
      <style:text-properties style:font-name="DejaVu Sans Light1" fo:font-size="13pt" fo:font-weight="normal" officeooo:rsid="00188c5b" officeooo:paragraph-rsid="00188c5b" style:font-size-asian="13pt" style:font-weight-asian="normal" style:font-size-complex="13pt" style:font-weight-complex="normal"/>
    </style:style>
    <style:style style:name="P132" style:family="paragraph" style:parent-style-name="Text_20_body" style:list-style-name="L4">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3" style:family="paragraph" style:parent-style-name="Text_20_body" style:list-style-name="L5">
      <style:paragraph-properties fo:text-align="justify"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4" style:family="paragraph" style:parent-style-name="Heading_20_1" style:master-page-name="Standard">
      <style:paragraph-properties style:page-number="5" fo:break-before="page"/>
      <style:text-properties style:font-name="DejaVu Sans Light1" fo:font-size="20pt" style:font-size-asian="20pt" style:font-size-complex="20pt"/>
    </style:style>
    <style:style style:name="P135" style:family="paragraph" style:parent-style-name="Heading_20_1" style:master-page-name="Standard">
      <style:paragraph-properties style:page-number="auto" fo:break-before="page"/>
      <style:text-properties style:font-name="DejaVu Sans Light1" fo:font-size="20pt" style:font-size-asian="20pt" style:font-size-complex="20pt"/>
    </style:style>
    <style:style style:name="P136" style:family="paragraph" style:parent-style-name="Heading_20_1">
      <style:paragraph-properties fo:break-before="page"/>
      <style:text-properties style:font-name="DejaVu Sans Light1" fo:font-size="20pt" style:font-size-asian="20pt" style:font-size-complex="20pt"/>
    </style:style>
    <style:style style:name="P137" style:family="paragraph" style:parent-style-name="Heading_20_3">
      <style:text-properties fo:color="#000000" style:font-name="DejaVu Sans Light1" fo:font-size="18pt" style:font-size-asian="18pt" style:font-size-complex="18pt"/>
    </style:style>
    <style:style style:name="P138" style:family="paragraph" style:parent-style-name="Heading_20_2">
      <style:text-properties style:font-name="DejaVu Sans Light1" fo:font-size="18pt" style:font-size-asian="18pt" style:font-size-complex="18pt"/>
    </style:style>
    <style:style style:name="P139" style:family="paragraph" style:parent-style-name="Heading_20_2">
      <style:paragraph-properties fo:text-align="center" style:justify-single-word="false"/>
      <style:text-properties fo:color="#990000" style:font-name="DejaVu Sans Light1" fo:font-size="20pt" style:font-size-asian="20pt" style:font-size-complex="20pt"/>
    </style:style>
    <style:style style:name="P140" style:family="paragraph" style:parent-style-name="Heading_20_2" style:master-page-name="Standard">
      <style:paragraph-properties style:page-number="auto" fo:break-before="page"/>
      <style:text-properties style:font-name="DejaVu Sans Light1" fo:font-size="18pt" style:font-size-asian="18pt" style:font-size-complex="18pt"/>
    </style:style>
    <style:style style:name="T1" style:family="text">
      <style:text-properties style:font-name="DejaVu Sans Light1" officeooo:rsid="00368b34"/>
    </style:style>
    <style:style style:name="T2" style:family="text">
      <style:text-properties style:font-name="DejaVu Sans Light1" fo:font-size="16pt" style:font-size-asian="16pt" style:font-size-complex="16pt"/>
    </style:style>
    <style:style style:name="T3" style:family="text">
      <style:text-properties officeooo:rsid="0003f721"/>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fb5b2" style:font-weight-asian="bold" style:font-weight-complex="bold"/>
    </style:style>
    <style:style style:name="T7" style:family="text">
      <style:text-properties fo:font-weight="bold" officeooo:rsid="000f4c37" style:font-weight-asian="bold" style:font-weight-complex="bold"/>
    </style:style>
    <style:style style:name="T8" style:family="text">
      <style:text-properties officeooo:rsid="00023914"/>
    </style:style>
    <style:style style:name="T9" style:family="text">
      <style:text-properties officeooo:rsid="00063d6d"/>
    </style:style>
    <style:style style:name="T10" style:family="text">
      <style:text-properties officeooo:rsid="00043579"/>
    </style:style>
    <style:style style:name="T11" style:family="text">
      <style:text-properties officeooo:rsid="0006637a"/>
    </style:style>
    <style:style style:name="T12" style:family="text">
      <style:text-properties officeooo:rsid="001309cb"/>
    </style:style>
    <style:style style:name="T13" style:family="text">
      <style:text-properties fo:color="#000000"/>
    </style:style>
    <style:style style:name="T14" style:family="text">
      <style:text-properties fo:color="#000000" officeooo:rsid="00004bb6"/>
    </style:style>
    <style:style style:name="T15" style:family="text">
      <style:text-properties fo:color="#000000" officeooo:rsid="001337fb"/>
    </style:style>
    <style:style style:name="T16" style:family="text">
      <style:text-properties fo:color="#000000" officeooo:rsid="00043579" style:font-size-asian="14pt"/>
    </style:style>
    <style:style style:name="T17" style:family="text">
      <style:text-properties officeooo:rsid="00135f75"/>
    </style:style>
    <style:style style:name="T18" style:family="text">
      <style:text-properties officeooo:rsid="001785ee"/>
    </style:style>
    <style:style style:name="T19" style:family="text">
      <style:text-properties style:text-position="super 58%"/>
    </style:style>
    <style:style style:name="T20" style:family="text">
      <style:text-properties style:text-position="super 58%" officeooo:rsid="002415bc"/>
    </style:style>
    <style:style style:name="T21" style:family="text">
      <style:text-properties officeooo:rsid="001dceae"/>
    </style:style>
    <style:style style:name="T22" style:family="text">
      <style:text-properties officeooo:rsid="001f2c73"/>
    </style:style>
    <style:style style:name="T23" style:family="text">
      <style:text-properties officeooo:rsid="002415bc"/>
    </style:style>
    <style:style style:name="T24" style:family="text">
      <style:text-properties style:text-position="0% 100%" officeooo:rsid="002415bc"/>
    </style:style>
    <style:style style:name="T25" style:family="text">
      <style:text-properties officeooo:rsid="00205bc1"/>
    </style:style>
    <style:style style:name="T26" style:family="text">
      <style:text-properties fo:font-size="12pt" fo:language="es" fo:country="SV" style:font-size-asian="12pt" style:font-name-complex="Arial"/>
    </style:style>
    <style:style style:name="T27" style:family="text">
      <style:text-properties fo:font-size="12pt" fo:language="es" fo:country="SV" officeooo:rsid="00205bc1" style:font-size-asian="12pt" style:font-name-complex="Arial"/>
    </style:style>
    <style:style style:name="T28" style:family="text">
      <style:text-properties fo:font-style="normal" style:font-style-asian="normal" style:font-style-complex="normal"/>
    </style:style>
    <style:style style:name="T29" style:family="text">
      <style:text-properties fo:font-style="normal" officeooo:rsid="002a29d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weight="normal" officeooo:rsid="00322fd2" style:font-weight-asian="normal" style:font-weight-complex="normal"/>
    </style:style>
    <style:style style:name="T32" style:family="text">
      <style:text-properties officeooo:rsid="002b4b52"/>
    </style:style>
    <style:style style:name="T33" style:family="text">
      <style:text-properties officeooo:rsid="002d04b7"/>
    </style:style>
    <style:style style:name="T34" style:family="text">
      <style:text-properties officeooo:rsid="002e96fe"/>
    </style:style>
    <style:style style:name="T35" style:family="text">
      <style:text-properties officeooo:rsid="00322f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69"/>
      <text:p text:style-name="P69"/>
      <text:p text:style-name="P69"/>
      <text:p text:style-name="P69"/>
      <text:p text:style-name="P69"/>
      <text:p text:style-name="P69"/>
      <text:p text:style-name="P72">UNIVERSIDAD DE EL SALVADOR</text:p>
      <text:p text:style-name="P73">FACULTAD MULTIDISCIPLINARIA ORIENTAL</text:p>
      <text:p text:style-name="P73">DEPARTAMENTO DE INGENIERÍA Y ARQUITECTURA</text:p>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5">“<text:span text:style-name="T17">DESARROLLO DE UNA IMPRESORA 3D MODELO PRUSA MENDEL</text:span>”</text:p>
      <text:p text:style-name="P74"/>
      <text:p text:style-name="P124">UNIVERSIDAD DE EL SALVADOR</text:p>
      <text:p text:style-name="P86">FACULTAD MULTIDISCIPLINARIA ORIENTAL</text:p>
      <text:p text:style-name="P86">DEPARTAMENTO DE INGENIERÍA Y ARQUITECTURA</text:p>
      <text:p text:style-name="P83"/>
      <text:p text:style-name="P83"/>
      <text:p text:style-name="P84"><text:span text:style-name="T5">CARRERA</text:span>: </text:p>
      <text:p text:style-name="P84">INGENIERÍA DE SISTEMAS INFORMÁTICOS</text:p>
      <text:p text:style-name="P83"/>
      <text:p text:style-name="P83"/>
      <text:p text:style-name="P84"><text:span text:style-name="T5">CÁTEDRA</text:span>: </text:p>
      <text:p text:style-name="P84">ALGORITMOS GRÁFICOS</text:p>
      <text:p text:style-name="P83"/>
      <text:p text:style-name="P83"/>
      <text:p text:style-name="P84"><text:span text:style-name="T5">CATEDRÁTICO:</text:span> </text:p>
      <text:p text:style-name="P84">ING. LUDWIN ALDUVI HERNÁNDEZ</text:p>
      <text:p text:style-name="P83"/>
      <text:p text:style-name="P83"/>
      <text:p text:style-name="P94">PROYECTO DE FIN DE CICLO DENOMINADO:</text:p>
      <text:p text:style-name="P95">“D<text:span text:style-name="T17">ESARROLLO DE UNA IMPRESORA 3D MODELO PRUSA MENDEL</text:span>”</text:p>
      <text:p text:style-name="P83"/>
      <text:p text:style-name="P83"/>
      <text:p text:style-name="P86">GRUPO N° 3</text:p>
      <text:p text:style-name="P83"/>
      <text:p text:style-name="P83"/>
      <text:p text:style-name="P86">INTEGRANTES:</text:p>
      <text:p text:style-name="P83">KEVIN EDUARDO CLAROS ZELAYA</text:p>
      <text:p text:style-name="P83">ALEXIS ANTONIO RAMÍREZ GUERRERO</text:p>
      <text:p text:style-name="P83">VICTOR ADALBERTO SALAVERRÍA CRUZ</text:p>
      <text:p text:style-name="P83">NELSON ORLANDO BENAVIDES CUADRA</text:p>
      <text:p text:style-name="P83">HÉCTOR ARMANDO CONTRERAS PORTILLO</text:p>
      <text:p text:style-name="P83"/>
      <text:p text:style-name="P83"/>
      <text:p text:style-name="P125">FECHA DE ENTREGA: </text:p>
      <text:p text:style-name="P84">SÁBADO 02 DE JULIO DE 2016</text:p>
      <text:p text:style-name="P8"><text:bookmark-start text:name="__RefHeading__2219_911442263"/>INTRODUCCIÓN<text:bookmark-end text:name="__RefHeading__2219_911442263"/></text:p>
      <text:p text:style-name="P88"/>
      <text:p text:style-name="P76"/>
      <text:p text:style-name="P85">El objetivo principal de este proyecto es conseguir las habilidades necesarias para fabricar una impresora 3D del tipo Rep Rap, una tipología de impresoras Open source.</text:p>
      <text:p text:style-name="P85"/>
      <text:p text:style-name="P85">Una vez conseguido este objetivo se rediseñan piezas de la propia impresora con el objetivo de mejorar el diseño actual.</text:p>
      <text:p text:style-name="P85">Se plantea el proyecto como iniciación al mundo de la impresión 3D y de los materiales plásticos con los que se puede trabajar, PLA, HDPE, ABS o NYLON.</text:p>
      <text:p text:style-name="P85"/>
      <text:p text:style-name="P85">Se instruye al lector para que también sea capaz de montar su propia impresora 3D y se le aconseja de posibles errores y se le ayuda con consejos de montaje.</text:p>
      <text:p text:style-name="P85"/>
      <text:p text:style-name="P85">Se explica el proceso de impresión y todos los parámetros que intervienen. También cómo conseguir una calibración perfecta de la máquina obteniendo así piezas de plástico con una precisión de 0,1mm.</text:p>
      <text:p text:style-name="P85"/>
      <text:p text:style-name="P85">Finalmente se consigue una impresora capaz de modelar piezas 3D que uno mismo haya diseñado en un software CAD o simplemente capaz de imprimir diseños que se pueden descargar de la red.</text:p>
      <text:p text:style-name="P8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ÍNDICE DE CONTENIDO</text:p>
          </text:index-title>
          <text:p text:style-name="P118"><text:a xlink:type="simple" xlink:href="#__RefHeading__2221_911442263" text:style-name="Index_20_Link" text:visited-style-name="Index_20_Link"><text:span text:style-name="T2">1. EL PROBLEMA<text:tab/>5</text:span></text:a></text:p>
          <text:p text:style-name="P120"><text:a xlink:type="simple" xlink:href="#__RefHeading__2223_911442263" text:style-name="Index_20_Link" text:visited-style-name="Index_20_Link"><text:span text:style-name="T2">1.1 TÍTULO DESCRIPTIVO DEL PROYECTO<text:tab/>5</text:span></text:a></text:p>
          <text:p text:style-name="P120"><text:a xlink:type="simple" xlink:href="#__RefHeading__2225_911442263" text:style-name="Index_20_Link" text:visited-style-name="Index_20_Link"><text:span text:style-name="T2">1.2 SITUACIÓN PROBLEMÁTICA<text:tab/>6</text:span></text:a></text:p>
          <text:p text:style-name="P120"><text:a xlink:type="simple" xlink:href="#__RefHeading__2227_911442263" text:style-name="Index_20_Link" text:visited-style-name="Index_20_Link"><text:span text:style-name="T2">1.3 PLANTEAMIENTO DEL PROBLEMA<text:tab/>7</text:span></text:a></text:p>
          <text:p text:style-name="P120"><text:a xlink:type="simple" xlink:href="#__RefHeading__2229_911442263" text:style-name="Index_20_Link" text:visited-style-name="Index_20_Link"><text:span text:style-name="T2">1.4 ENUNCIADO DEL PROBLEMA<text:tab/>8</text:span></text:a></text:p>
          <text:p text:style-name="P120"><text:a xlink:type="simple" xlink:href="#__RefHeading__2231_911442263" text:style-name="Index_20_Link" text:visited-style-name="Index_20_Link"><text:span text:style-name="T2">1.5 JUSTIFICACIÓN<text:tab/>9</text:span></text:a></text:p>
          <text:p text:style-name="P120"><text:a xlink:type="simple" xlink:href="#__RefHeading__2233_911442263" text:style-name="Index_20_Link" text:visited-style-name="Index_20_Link"><text:span text:style-name="T2">1.6 DELIMITACIONES<text:tab/>10</text:span></text:a></text:p>
          <text:p text:style-name="P122"><text:a xlink:type="simple" xlink:href="#__RefHeading__2235_911442263" text:style-name="Index_20_Link" text:visited-style-name="Index_20_Link"><text:span text:style-name="T2">1.6.1 LUGAR O ESPACIO<text:tab/>10</text:span></text:a></text:p>
          <text:p text:style-name="P122"><text:a xlink:type="simple" xlink:href="#__RefHeading__2237_911442263" text:style-name="Index_20_Link" text:visited-style-name="Index_20_Link"><text:span text:style-name="T2">1.6.2 TIEMPO<text:tab/>10</text:span></text:a></text:p>
          <text:p text:style-name="P120"><text:a xlink:type="simple" xlink:href="#__RefHeading__2239_911442263" text:style-name="Index_20_Link" text:visited-style-name="Index_20_Link"><text:span text:style-name="T2">1.7 OBJETIVOS DEL PROYECTO<text:tab/>11</text:span></text:a></text:p>
          <text:p text:style-name="P122"><text:a xlink:type="simple" xlink:href="#__RefHeading__2241_911442263" text:style-name="Index_20_Link" text:visited-style-name="Index_20_Link"><text:span text:style-name="T2">1.7.1 GENERAL<text:tab/>11</text:span></text:a></text:p>
          <text:p text:style-name="P121"><text:a xlink:type="simple" xlink:href="#__RefHeading__2243_911442263" text:style-name="Index_20_Link" text:visited-style-name="Index_20_Link"><text:span text:style-name="T2">1.7.2 ESPECÍFICOS<text:tab/>11</text:span></text:a></text:p>
          <text:p text:style-name="P117"/>
          <text:p text:style-name="P117"><text:a xlink:type="simple" xlink:href="#__RefHeading__2245_911442263" text:style-name="Index_20_Link" text:visited-style-name="Index_20_Link"><text:span text:style-name="T2">2. FUNDAMENTACIÓN TEÓRICA<text:tab/>12</text:span></text:a></text:p>
          <text:p text:style-name="P118"/>
          <text:p text:style-name="P118"><text:a xlink:type="simple" xlink:href="#__RefHeading__2247_911442263" text:style-name="Index_20_Link" text:visited-style-name="Index_20_Link"><text:span text:style-name="T2">3. ASPECTOS ADMINISTRATIVOS<text:tab/>18</text:span></text:a></text:p>
          <text:p text:style-name="P120"><text:a xlink:type="simple" xlink:href="#__RefHeading__2249_911442263" text:style-name="Index_20_Link" text:visited-style-name="Index_20_Link"><text:span text:style-name="T2">3.1 RECURSO HUMANO<text:tab/>18</text:span></text:a></text:p>
          <text:p text:style-name="P120"><text:a xlink:type="simple" xlink:href="#__RefHeading__2251_911442263" text:style-name="Index_20_Link" text:visited-style-name="Index_20_Link"><text:span text:style-name="T2">3.2 PRESUPUESTO<text:tab/>18</text:span></text:a></text:p>
          <text:p text:style-name="P119"><text:a xlink:type="simple" xlink:href="#__RefHeading__2253_911442263" text:style-name="Index_20_Link" text:visited-style-name="Index_20_Link"><text:span text:style-name="T2">3.3 CRONOGRAMA<text:tab/>20</text:span></text:a></text:p>
          <text:p text:style-name="P117"/>
          <text:p text:style-name="P117"><text:a xlink:type="simple" xlink:href="#__RefHeading__2255_911442263" text:style-name="Index_20_Link" text:visited-style-name="Index_20_Link"><text:span text:style-name="T2">4. REFERENCIAS<text:tab/>21</text:span></text:a></text:p>
          <text:p text:style-name="P117"/>
          <text:p text:style-name="P117"><text:a xlink:type="simple" xlink:href="#__RefHeading__2365_911442263" text:style-name="Index_20_Link" text:visited-style-name="Index_20_Link"><text:span text:style-name="T2">5. ANEXOS<text:tab/>22</text:span></text:a></text:p>
          <text:p text:style-name="P119"><text:a xlink:type="simple" xlink:href="#__RefHeading__2259_911442263" text:style-name="Index_20_Link" text:visited-style-name="Index_20_Link"><text:span text:style-name="T2">GUÍA PARA LA ELABORACIÓN DE UNA IMPRESORA 3D MODELO PRUSA MENDEL<text:tab/>23</text:span></text:a></text:p>
        </text:index-body>
      </text:table-of-content>
      <text:p text:style-name="P31"/>
      <text:h text:style-name="P134" text:outline-level="1"><text:bookmark-start text:name="__RefHeading__2221_911442263"/>1. EL PROBLEMA<text:bookmark-end text:name="__RefHeading__2221_911442263"/></text:h>
      <text:p text:style-name="P13"/>
      <text:h text:style-name="P138" text:outline-level="2"><text:bookmark-start text:name="__RefHeading__2223_911442263"/>1.1 TÍTULO DESCRIPTIVO DEL PROYECTO<text:bookmark-end text:name="__RefHeading__2223_911442263"/></text:h>
      <text:p text:style-name="P21">“<text:span text:style-name="T12">Desarrollo</text:span> <text:span text:style-name="T12">de una impresora 3D modelo Prusa Mendel</text:span>”</text:p>
      <text:p text:style-name="P21"/>
      <text:p text:style-name="P60"><text:line-break/></text:p>
      <text:h text:style-name="P140" text:outline-level="2"><text:bookmark-start text:name="__RefHeading__2225_911442263"/>1.2 SITUACIÓN PROBLEMÁTICA<text:bookmark-end text:name="__RefHeading__2225_911442263"/></text:h>
      <text:p text:style-name="P78">En <text:span text:style-name="T8">la actualidad</text:span> existe una comunidad de personas involucradas en redes de intercambio solidario de conocimientos tendientes a <text:span text:style-name="T8">difundir</text:span> la innovación <text:span text:style-name="T8">en el ámbito de tecnologías libres</text:span>. <text:span text:style-name="T8">Como estudiantes de Ingeniería de Sistemas Informáticos poco a poco nos vamos </text:span>integrado a esta red, <text:span text:style-name="T8">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8">d</text:span>o a las <text:span text:style-name="T8">tecnologías libres</text:span> y a su vez potenci<text:span text:style-name="T8">ar</text:span> su desarrollo universal. <text:span text:style-name="T8">En ese sentido, se pretende, con la ejecución de este proyecto, <text:tab/>impulsar el desarrollo de la exploración del mundo de las tecnologías libres mediante la elaboración de una impresora 3D funcional.</text:span></text:p>
      <text:p text:style-name="P77"/>
      <text:p text:style-name="P77"/>
      <text:p text:style-name="P60"/>
      <text:h text:style-name="P140" text:outline-level="2"><text:bookmark-start text:name="__RefHeading__2227_911442263"/>1.3 PLANTEAMIENTO DEL PROBLEMA<text:bookmark-end text:name="__RefHeading__2227_911442263"/></text:h>
      <text:p text:style-name="P89">Nuestro proyecto, “<text:span text:style-name="T12">Desarrollo de una impresora 3D modelo Prusa Mendel”, </text:span>trata sobre la construcción de una impresora 3D que nos servirá p<text:span text:style-name="T3">ara</text:span> la construcción de objetos en tercera dimensión. Nos interesa la <text:span text:style-name="T9">realización</text:span> de este proyecto ya que queremos <text:span text:style-name="T10">adquirir conocimientos sobre el mundo de la impresión en tercera dimensión</text:span> <text:span text:style-name="T10">y servir como ejemplo </text:span>para la comunidad educativa <text:span text:style-name="T10">en cuanto a proyectos de desarrollo basados en Open Source.</text:span></text:p>
      <text:p text:style-name="P89"/>
      <text:p text:style-name="P89"/>
      <text:p text:style-name="P60"/>
      <text:h text:style-name="P140" text:outline-level="2"><text:bookmark-start text:name="__RefHeading__2229_911442263"/>1.4 ENUNCIADO DEL PROBLEMA<text:bookmark-end text:name="__RefHeading__2229_911442263"/></text:h>
      <text:p text:style-name="P92">Con los fundamentos establecidos en la sección anterior, <text:s/>establecemos la pregunta de investigación:</text:p>
      <text:p text:style-name="P91"><text:line-break/><text:span text:style-name="T5">¿Qué beneficios </text:span><text:span text:style-name="T6">brinda</text:span><text:span text:style-name="T5"> la impresora 3D en nuestra comunidad educativa?</text:span></text:p>
      <text:p text:style-name="P91"/>
      <text:p text:style-name="P126">Facilita el acceso a piezas modeladas por computadora, debido a que no existe otra impresora o maquina que realice esta labor, peromite economizar el costo de piezas hechas con esta tecnologia, ya que no sería necesario el traslado a una ciudad lejana para conseguirlas.</text:p>
      <text:p text:style-name="P93"/>
      <text:p text:style-name="P60"/>
      <text:h text:style-name="P140" text:outline-level="2"><text:bookmark-start text:name="__RefHeading__2231_911442263"/>1.5 JUSTIFICACIÓN<text:bookmark-end text:name="__RefHeading__2231_911442263"/></text:h>
      <text:p text:style-name="P90">Lo que nos condujo a <text:span text:style-name="T10">la realización de</text:span> este proyecto fue la idea de poder construir nuestras <text:tab/>propias piezas, tanto las que podamos aprender a diseñar en un futuro, como los modelos que podamos conseguir por internet. <text:span text:style-name="T10">Además buscamos favorecer</text:span> la implementación tecnológica en la institución ya sea <text:span text:style-name="T10">con la impresión de</text:span> sellos, componentes <text:span text:style-name="T10">para PC</text:span>, e <text:tab/>incluso los mismos componentes de <text:span text:style-name="T11">otras</text:span> impresora<text:span text:style-name="T11">s</text:span>. </text:p>
      <text:p text:style-name="P90"/>
      <text:p text:style-name="P90"/>
      <text:p text:style-name="P66"/>
      <text:h text:style-name="P140" text:outline-level="2"><text:bookmark-start text:name="__RefHeading__2233_911442263"/>1.6 DELIMITACIONES<text:bookmark-end text:name="__RefHeading__2233_911442263"/></text:h>
      <text:p text:style-name="P80">Muchas piezas de la impresora serán componentes reciclados de otros aparatos como impresoras tradicionales, DVDs, fuentes de poder, etc. Mientras que otras serán impresas desde otra impresora 3D.</text:p>
      <text:p text:style-name="P80"/>
      <text:h text:style-name="P137" text:outline-level="3"><text:bookmark-start text:name="__RefHeading__2235_911442263"/>1.6.1 LUGAR O ESPACIO<text:bookmark-end text:name="__RefHeading__2235_911442263"/></text:h>
      <text:p text:style-name="P82">La ejecución de este proyecto se llevará a cabo <text:span text:style-name="T12">en la Facultad Multidisciplinaria Oriental de la Universidad de El Salvador. </text:span></text:p>
      <text:p text:style-name="P67"/>
      <text:h text:style-name="P137" text:outline-level="3"><text:bookmark-start text:name="__RefHeading__2237_911442263"/>1.6.2 TIEMPO<text:bookmark-end text:name="__RefHeading__2237_911442263"/></text:h>
      <text:p text:style-name="P22">El desarrollo e implementación del proyecto <text:span text:style-name="T14">“</text:span><text:span text:style-name="T13">Desarrollo de una impresora 3D modelo Prusa Mendel” </text:span><text:span text:style-name="T15">se da durante</text:span><text:span text:style-name="T16"> el Ciclo I 2016 que comprende el período marzo – julio. </text:span></text:p>
      <text:p text:style-name="P61"/>
      <text:p text:style-name="P60"/>
      <text:p text:style-name="P60"/>
      <text:p text:style-name="P13"/>
      <text:p text:style-name="P60"/>
      <text:h text:style-name="P140" text:outline-level="2"><text:bookmark-start text:name="__RefHeading__2239_911442263"/>1.7 OBJETIVOS DEL PROYECTO<text:bookmark-end text:name="__RefHeading__2239_911442263"/></text:h>
      <text:p text:style-name="P60"/>
      <text:p text:style-name="P60"/>
      <text:h text:style-name="P137" text:outline-level="3"><text:bookmark-start text:name="__RefHeading__2241_911442263"/>1.7.1 GENERAL<text:bookmark-end text:name="__RefHeading__2241_911442263"/></text:h>
      <text:p text:style-name="P81">Desarrollar una impresora 3D <text:span text:style-name="T17">modelo Prusa Mendel</text:span> funcional.</text:p>
      <text:p text:style-name="P79"/>
      <text:p text:style-name="P79"/>
      <text:p text:style-name="P79"/>
      <text:h text:style-name="P137" text:outline-level="3"><text:bookmark-start text:name="__RefHeading__2243_911442263"/>1.7.2 ESPECÍFICOS<text:bookmark-end text:name="__RefHeading__2243_911442263"/></text:h>
      <text:list xml:id="list1575627758377344432" text:style-name="L1">
        <text:list-item>
          <text:p text:style-name="P127">Realizar el montaje personalizado de las piezas.</text:p>
        </text:list-item>
        <text:list-item>
          <text:p text:style-name="P127">Programar los procedimientos necesarios para el funcionamiento de la impresora 3D.</text:p>
        </text:list-item>
        <text:list-item>
          <text:p text:style-name="P127">Presentar un presupuesto para el desarrollo de una impresora 3D con Open Source.</text:p>
        </text:list-item>
        <text:list-item>
          <text:p text:style-name="P127">Exponer los conceptos básicos para el desarrollo de impresoras 3D <text:span text:style-name="T23">basados en los modelos existentes</text:span>.</text:p>
        </text:list-item>
      </text:list>
      <text:p text:style-name="P10"/>
      <text:p text:style-name="P59"/>
      <text:h text:style-name="P135" text:outline-level="1"><text:bookmark-start text:name="__RefHeading__2245_911442263"/>2. FUNDAMENTACIÓN TEÓRICA<text:bookmark-end text:name="__RefHeading__2245_911442263"/></text:h>
      <text:p text:style-name="P16"/>
      <text:p text:style-name="P16">¿Qué es la impresión 3D?</text:p>
      <text:p text:style-name="P24">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4">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4"/>
      <text:p text:style-name="P17">Métodos de impresión.</text:p>
      <text:p text:style-name="P24">Existen distintos métodos de impresión 3D: extrusión, hilado, granulado, laminado y fotoquímicos. </text:p>
      <text:p text:style-name="P24">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4"><text:soft-page-break/>De este modo, el plástico se deposita en una base caliente para que el hilo de plástico se quede pegado y solidifique, mientras el extrusor irá dando la forma que se ha creado en el archivo CAD.</text:p>
      <text:p text:style-name="P24"/>
      <text:p text:style-name="P33"><text:span text:style-name="T7">I</text:span><text:span text:style-name="T5">mpresoras 3D</text:span></text:p>
      <text:p text:style-name="P23">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3">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text:soft-page-break/>impresoras en ser capaces de mezclar dos materiales distintos en una sola impresión. Su única pega es que al acabar la impresión hay que retirar unos soportes usados para la misma mediante un chorro de agua a presión.</text:p>
      <text:p text:style-name="P23">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3"/>
      <text:p text:style-name="P15">Proyecto RepRap</text:p>
      <text:p text:style-name="P23">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3">Al cabo de tres años consiguieron desarrollar el primer modelo de impresora 3D del Proyecto Reprap, y así, en Febrero del año 2008, crearon la primera impresora 3D, el modelo conocido como Darwin; <text:soft-page-break/>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3"/>
      <text:p text:style-name="P24">Asimismo, la filosofía del proyecto RepRap es Open <text:span text:style-name="T18">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4">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5">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5">La impresora sucesor de este diseño fue la Mendel, realizada por Adryan Bowyer y su equipo. Pequeña como para colocarla en el escritorio, pero con un volumen de impresión suficiente para imprimir <text:soft-page-break/>cosas grandes, 1110 cm<text:span text:style-name="T19">3</text:span>.</text:p>
      <text:p text:style-name="P25">A partir de este modelo, muy popular entre la comunidad open source, se creó un modelo derivado gracias a Josef Prusa, un estudiante de Praga. <text:s/></text:p>
      <text:p text:style-name="P25">El modelo que creó Josef fue llamado <text:span text:style-name="T5">Prusa Mendel</text:span> en 2010. Esta impresora mejora la anterior Mendel, haciéndola más simple. Supone una revolución en el campo de la mecánica de la impresión 3D y hoy en día es el estándar de construcción de las impresoras.</text:p>
      <text:p text:style-name="P25">La Prusa Mendel es mucho más simple de construir, de modificar, de utilizar y de reparar que su antecesora.</text:p>
      <text:p text:style-name="P25">Especificaciones aproximadas de la Prusa Mendel:</text:p>
      <text:list xml:id="list5672797446998379062" text:style-name="L2">
        <text:list-item>
          <text:p text:style-name="P130">Volumen de trabajo: (210x190x100) mm</text:p>
        </text:list-item>
        <text:list-item>
          <text:p text:style-name="P130">Materiales de trabajo: PLA, HDPE, ABS</text:p>
        </text:list-item>
        <text:list-item>
          <text:p text:style-name="P130">Configuración: tres ejes usando motores paso a paso</text:p>
        </text:list-item>
        <text:list-item>
          <text:p text:style-name="P130">Precisión: <text:s/>0,1 mm</text:p>
        </text:list-item>
        <text:list-item>
          <text:p text:style-name="P130">Espesor de capa: (0,3 – 0,5) mm</text:p>
        </text:list-item>
        <text:list-item>
          <text:p text:style-name="P130">Manejo de materiales: un extrusor de deposición fundida</text:p>
        </text:list-item>
        <text:list-item>
          <text:p text:style-name="P130">Fuente de alimentación necesaria: 6 A máximo, 3 A continuos a 12V DC</text:p>
        </text:list-item>
        <text:list-item>
          <text:p text:style-name="P130">Dimensiones exteriores: (440x470x370) mm</text:p>
        </text:list-item>
        <text:list-item>
          <text:p text:style-name="P131">Peso: 7 Kg</text:p>
        </text:list-item>
      </text:list>
      <text:p text:style-name="P26"/>
      <text:p text:style-name="P26"/>
      <text:p text:style-name="P20">Beneficios de la impresión 3D</text:p>
      <text:p text:style-name="P32"><text:span text:style-name="T4">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text:soft-page-break/>creatividad e innovando hasta obtener el objetivo deseado. La adquisición de estas aptitudes prepara mejor a los estudiantes para el futuro mundo laboral.</text:p>
      <text:p text:style-name="P39"/>
      <text:p text:style-name="P12"><text:span text:style-name="T4">Generan más participación: </text:span><text:span text:style-name="T31">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39"/>
      <text:p text:style-name="P12"><text:span text:style-name="T4">Captan el interés de los estudiantes: </text:span><text:span text:style-name="T31">l</text:span>a posibilidad de aprender a través de la práctica y de ver el resultado real de sus diseños hace que los <text:span text:style-name="T35">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2"/>
      <text:p text:style-name="P12"><text:span text:style-name="T4">Facilitan la tarea del docente: </text:span><text:span text:style-name="T31">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2"/>
      <text:p text:style-name="P12"><text:span text:style-name="T4">Promueven la colaboración entre diferentes materias y </text:span><text:soft-page-break/><text:span text:style-name="T4">departamentos: </text:span><text:span text:style-name="T31">d</text:span>iversas experiencias han demostrado que el uso de impresoras 3D en el ámbito educativo fomenta la colaboración entre diferentes materias y especialidades y promueve el trabajo en equipo.</text:p>
      <text:p text:style-name="P10"/>
      <text:p text:style-name="P32"/>
      <text:h text:style-name="P136" text:outline-level="1"><text:bookmark-start text:name="__RefHeading__2247_911442263"/>3. ASPECTOS ADMINISTRATIVOS<text:bookmark-end text:name="__RefHeading__2247_911442263"/></text:h>
      <text:p text:style-name="P57"/>
      <text:h text:style-name="P138" text:outline-level="2"><text:bookmark-start text:name="__RefHeading__2249_911442263"/>3.1 RECURSO HUMANO<text:bookmark-end text:name="__RefHeading__2249_911442263"/></text:h>
      <text:p text:style-name="P11">Cinco estudiantes:</text:p>
      <text:list xml:id="list903159030242843508" text:style-name="L3">
        <text:list-item>
          <text:p text:style-name="P129">Kevin Eduardo Claros Zelaya</text:p>
        </text:list-item>
        <text:list-item>
          <text:p text:style-name="P128">Nelson Orlando Benavides Cuadra</text:p>
        </text:list-item>
        <text:list-item>
          <text:p text:style-name="P128">Victor Adalberto Salaverría Cruz</text:p>
        </text:list-item>
        <text:list-item>
          <text:p text:style-name="P128">Alexis Antonio Ramírez Guerrero</text:p>
        </text:list-item>
        <text:list-item>
          <text:p text:style-name="P128">Héctor Armando Contreras Portillo</text:p>
        </text:list-item>
      </text:list>
      <text:p text:style-name="P10"/>
      <text:p text:style-name="P10">Un ingeniero:</text:p>
      <text:p text:style-name="P10"><text:tab/>Ludwin Alduvi Hernández </text:p>
      <text:p text:style-name="P10"/>
      <text:p text:style-name="P10"/>
      <text:h text:style-name="P138" text:outline-level="2"><text:bookmark-start text:name="__RefHeading__2251_911442263"/>3.2 PRESUPUESTO<text:bookmark-end text:name="__RefHeading__2251_911442263"/></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6">Artículo</text:p>
            </table:table-cell>
            <table:table-cell table:style-name="Tabla1.A1" office:value-type="string">
              <text:p text:style-name="P97">Cantidad </text:p>
            </table:table-cell>
            <table:table-cell table:style-name="Tabla1.A1" office:value-type="string">
              <text:p text:style-name="P97">Precio unitario <text:span text:style-name="T21">($)</text:span></text:p>
            </table:table-cell>
            <table:table-cell table:style-name="Tabla1.D1" office:value-type="string">
              <text:p text:style-name="P96">Total</text:p>
            </table:table-cell>
          </table:table-row>
        </table:table-header-rows>
        <table:table-row>
          <table:table-cell table:style-name="Tabla1.A2" office:value-type="string">
            <text:p text:style-name="P102">Varilla roscada (1 m)</text:p>
          </table:table-cell>
          <table:table-cell table:style-name="Tabla1.A2" office:value-type="string">
            <text:p text:style-name="P98">6</text:p>
          </table:table-cell>
          <table:table-cell table:style-name="Tabla1.A2" office:value-type="string">
            <text:p text:style-name="P98">1.00</text:p>
          </table:table-cell>
          <table:table-cell table:style-name="Tabla1.D2" office:value-type="string">
            <text:p text:style-name="P98">6.00</text:p>
          </table:table-cell>
        </table:table-row>
        <table:table-row>
          <table:table-cell table:style-name="Tabla1.A2" office:value-type="string">
            <text:p text:style-name="P103">Tornillo M3 x 10 <text:span text:style-name="T22">mm</text:span></text:p>
          </table:table-cell>
          <table:table-cell table:style-name="Tabla1.A2" office:value-type="string">
            <text:p text:style-name="P99">21</text:p>
          </table:table-cell>
          <table:table-cell table:style-name="Tabla1.A2" office:value-type="string">
            <text:p text:style-name="P99">0.05</text:p>
          </table:table-cell>
          <table:table-cell table:style-name="Tabla1.D2" office:value-type="string">
            <text:p text:style-name="P99">1.05</text:p>
          </table:table-cell>
        </table:table-row>
        <table:table-row>
          <table:table-cell table:style-name="Tabla1.A2" office:value-type="string">
            <text:p text:style-name="P103">Tornillo M3 x 25 <text:span text:style-name="T22">mm</text:span></text:p>
          </table:table-cell>
          <table:table-cell table:style-name="Tabla1.A2" office:value-type="string">
            <text:p text:style-name="P99">25</text:p>
          </table:table-cell>
          <table:table-cell table:style-name="Tabla1.A2" office:value-type="string">
            <text:p text:style-name="P99">0.10</text:p>
          </table:table-cell>
          <table:table-cell table:style-name="Tabla1.D2" office:value-type="string">
            <text:p text:style-name="P99">2.50</text:p>
          </table:table-cell>
        </table:table-row>
        <table:table-row>
          <table:table-cell table:style-name="Tabla1.A2" office:value-type="string">
            <text:p text:style-name="P103">Tornillo M3 x 40 <text:span text:style-name="T22">mm</text:span></text:p>
          </table:table-cell>
          <table:table-cell table:style-name="Tabla1.A2" office:value-type="string">
            <text:p text:style-name="P99">4</text:p>
          </table:table-cell>
          <table:table-cell table:style-name="Tabla1.A2" office:value-type="string">
            <text:p text:style-name="P99">0.11</text:p>
          </table:table-cell>
          <table:table-cell table:style-name="Tabla1.D2" office:value-type="string">
            <text:p text:style-name="P99">0.44</text:p>
          </table:table-cell>
        </table:table-row>
        <table:table-row>
          <table:table-cell table:style-name="Tabla1.A2" office:value-type="string">
            <text:p text:style-name="P104">Tornillo M<text:span text:style-name="T22">4</text:span> x <text:span text:style-name="T22">5</text:span>0 <text:span text:style-name="T22">mm</text:span></text:p>
          </table:table-cell>
          <table:table-cell table:style-name="Tabla1.A2" office:value-type="string">
            <text:p text:style-name="P99">4</text:p>
          </table:table-cell>
          <table:table-cell table:style-name="Tabla1.A2" office:value-type="string">
            <text:p text:style-name="P99">0.16</text:p>
          </table:table-cell>
          <table:table-cell table:style-name="Tabla1.D2" office:value-type="string">
            <text:p text:style-name="P99">0.64</text:p>
          </table:table-cell>
        </table:table-row>
        <table:table-row>
          <table:table-cell table:style-name="Tabla1.A2" office:value-type="string">
            <text:p text:style-name="P105">Tuerca M8</text:p>
          </table:table-cell>
          <table:table-cell table:style-name="Tabla1.A2" office:value-type="string">
            <text:p text:style-name="P99">73</text:p>
          </table:table-cell>
          <table:table-cell table:style-name="Tabla1.A2" office:value-type="string">
            <text:p text:style-name="P99">0.05</text:p>
          </table:table-cell>
          <table:table-cell table:style-name="Tabla1.D2" office:value-type="string">
            <text:p text:style-name="P99">3.65</text:p>
          </table:table-cell>
        </table:table-row>
        <text:soft-page-break/>
        <table:table-row>
          <table:table-cell table:style-name="Tabla1.A2" office:value-type="string">
            <text:p text:style-name="P105">Tuerca M3</text:p>
          </table:table-cell>
          <table:table-cell table:style-name="Tabla1.A2" office:value-type="string">
            <text:p text:style-name="P99">41</text:p>
          </table:table-cell>
          <table:table-cell table:style-name="Tabla1.A2" office:value-type="string">
            <text:p text:style-name="P99">0.02</text:p>
          </table:table-cell>
          <table:table-cell table:style-name="Tabla1.D2" office:value-type="string">
            <text:p text:style-name="P99">0.82</text:p>
          </table:table-cell>
        </table:table-row>
        <table:table-row>
          <table:table-cell table:style-name="Tabla1.A2" office:value-type="string">
            <text:p text:style-name="P105">Tornillo M4 x 50 mm</text:p>
          </table:table-cell>
          <table:table-cell table:style-name="Tabla1.A2" office:value-type="string">
            <text:p text:style-name="P99">4</text:p>
          </table:table-cell>
          <table:table-cell table:style-name="Tabla1.A2" office:value-type="string">
            <text:p text:style-name="P99">16</text:p>
          </table:table-cell>
          <table:table-cell table:style-name="Tabla1.D2" office:value-type="string">
            <text:p text:style-name="P99">0.64</text:p>
          </table:table-cell>
        </table:table-row>
        <table:table-row>
          <table:table-cell table:style-name="Tabla1.A2" office:value-type="string">
            <text:p text:style-name="P105">Tuerca M4</text:p>
          </table:table-cell>
          <table:table-cell table:style-name="Tabla1.A2" office:value-type="string">
            <text:p text:style-name="P99">2</text:p>
          </table:table-cell>
          <table:table-cell table:style-name="Tabla1.A2" office:value-type="string">
            <text:p text:style-name="P99">0.02</text:p>
          </table:table-cell>
          <table:table-cell table:style-name="Tabla1.D2" office:value-type="string">
            <text:p text:style-name="P99">0.04</text:p>
          </table:table-cell>
        </table:table-row>
        <table:table-row>
          <table:table-cell table:style-name="Tabla1.A2" office:value-type="string">
            <text:p text:style-name="P105">Arandelas M8</text:p>
          </table:table-cell>
          <table:table-cell table:style-name="Tabla1.A2" office:value-type="string">
            <text:p text:style-name="P99">76</text:p>
          </table:table-cell>
          <table:table-cell table:style-name="Tabla1.A2" office:value-type="string">
            <text:p text:style-name="P99">0.04</text:p>
          </table:table-cell>
          <table:table-cell table:style-name="Tabla1.D2" office:value-type="string">
            <text:p text:style-name="P99">3.04</text:p>
          </table:table-cell>
        </table:table-row>
        <table:table-row>
          <table:table-cell table:style-name="Tabla1.A2" office:value-type="string">
            <text:p text:style-name="P105">Arandelas M4</text:p>
          </table:table-cell>
          <table:table-cell table:style-name="Tabla1.A2" office:value-type="string">
            <text:p text:style-name="P99">4</text:p>
          </table:table-cell>
          <table:table-cell table:style-name="Tabla1.A2" office:value-type="string">
            <text:p text:style-name="P99">0.02</text:p>
          </table:table-cell>
          <table:table-cell table:style-name="Tabla1.D2" office:value-type="string">
            <text:p text:style-name="P99">0.08</text:p>
          </table:table-cell>
        </table:table-row>
        <table:table-row>
          <table:table-cell table:style-name="Tabla1.A2" office:value-type="string">
            <text:p text:style-name="P105">Arandelas M3</text:p>
          </table:table-cell>
          <table:table-cell table:style-name="Tabla1.A2" office:value-type="string">
            <text:p text:style-name="P99">60</text:p>
          </table:table-cell>
          <table:table-cell table:style-name="Tabla1.A2" office:value-type="string">
            <text:p text:style-name="P99">0.01</text:p>
          </table:table-cell>
          <table:table-cell table:style-name="Tabla1.D2" office:value-type="string">
            <text:p text:style-name="P99">0.60</text:p>
          </table:table-cell>
        </table:table-row>
        <table:table-row>
          <table:table-cell table:style-name="Tabla1.A2" office:value-type="string">
            <text:p text:style-name="P105">Arandelas M8 x 30 mm</text:p>
          </table:table-cell>
          <table:table-cell table:style-name="Tabla1.A2" office:value-type="string">
            <text:p text:style-name="P99">6</text:p>
          </table:table-cell>
          <table:table-cell table:style-name="Tabla1.A2" office:value-type="string">
            <text:p text:style-name="P99">0.08</text:p>
          </table:table-cell>
          <table:table-cell table:style-name="Tabla1.D2" office:value-type="string">
            <text:p text:style-name="P99">0.48</text:p>
          </table:table-cell>
        </table:table-row>
        <table:table-row>
          <table:table-cell table:style-name="Tabla1.A2" office:value-type="string">
            <text:p text:style-name="P105">Rodamientos</text:p>
          </table:table-cell>
          <table:table-cell table:style-name="Tabla1.A2" office:value-type="string">
            <text:p text:style-name="P99">3</text:p>
          </table:table-cell>
          <table:table-cell table:style-name="Tabla1.A2" office:value-type="string">
            <text:p text:style-name="P99">4.50</text:p>
          </table:table-cell>
          <table:table-cell table:style-name="Tabla1.D2" office:value-type="string">
            <text:p text:style-name="P99">13.50</text:p>
          </table:table-cell>
        </table:table-row>
        <table:table-row>
          <table:table-cell table:style-name="Tabla1.A2" office:value-type="string">
            <text:p text:style-name="P105">Termistor</text:p>
          </table:table-cell>
          <table:table-cell table:style-name="Tabla1.A2" office:value-type="string">
            <text:p text:style-name="P99">1</text:p>
          </table:table-cell>
          <table:table-cell table:style-name="Tabla1.A2" office:value-type="string">
            <text:p text:style-name="P99">1.50</text:p>
          </table:table-cell>
          <table:table-cell table:style-name="Tabla1.D2" office:value-type="string">
            <text:p text:style-name="P99">1.50</text:p>
          </table:table-cell>
        </table:table-row>
        <table:table-row>
          <table:table-cell table:style-name="Tabla1.A2" office:value-type="string">
            <text:p text:style-name="P105">Muelles 8 mm</text:p>
          </table:table-cell>
          <table:table-cell table:style-name="Tabla1.A2" office:value-type="string">
            <text:p text:style-name="P99">2</text:p>
          </table:table-cell>
          <table:table-cell table:style-name="Tabla1.A2" office:value-type="string">
            <text:p text:style-name="P99">1.80</text:p>
          </table:table-cell>
          <table:table-cell table:style-name="Tabla1.D2" office:value-type="string">
            <text:p text:style-name="P99">3.60</text:p>
          </table:table-cell>
        </table:table-row>
        <table:table-row>
          <table:table-cell table:style-name="Tabla1.A2" office:value-type="string">
            <text:p text:style-name="P105">Muelles 3 mm</text:p>
          </table:table-cell>
          <table:table-cell table:style-name="Tabla1.A2" office:value-type="string">
            <text:p text:style-name="P99">8</text:p>
          </table:table-cell>
          <table:table-cell table:style-name="Tabla1.A2" office:value-type="string">
            <text:p text:style-name="P99">1.50</text:p>
          </table:table-cell>
          <table:table-cell table:style-name="Tabla1.D2" office:value-type="string">
            <text:p text:style-name="P99">12.00</text:p>
          </table:table-cell>
        </table:table-row>
        <table:table-row>
          <table:table-cell table:style-name="Tabla1.A2" office:value-type="string">
            <text:p text:style-name="P105">Varilla lisa acero (1 m)</text:p>
          </table:table-cell>
          <table:table-cell table:style-name="Tabla1.A2" office:value-type="string">
            <text:p text:style-name="P99">6</text:p>
          </table:table-cell>
          <table:table-cell table:style-name="Tabla1.A2" office:value-type="string">
            <text:p text:style-name="P99">6.00</text:p>
          </table:table-cell>
          <table:table-cell table:style-name="Tabla1.D2" office:value-type="string">
            <text:p text:style-name="P99">6.00</text:p>
          </table:table-cell>
        </table:table-row>
        <table:table-row>
          <table:table-cell table:style-name="Tabla1.A2" office:value-type="string">
            <text:p text:style-name="P106">Correa dentada T5 840x5 mm</text:p>
          </table:table-cell>
          <table:table-cell table:style-name="Tabla1.A2" office:value-type="string">
            <text:p text:style-name="P100">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6">Correa dentada T5 1380x5 mm</text:p>
          </table:table-cell>
          <table:table-cell table:style-name="Tabla1.A2" office:value-type="string">
            <text:p text:style-name="P100">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6">Clemas o borneras</text:p>
          </table:table-cell>
          <table:table-cell table:style-name="Tabla1.A2" office:value-type="string">
            <text:p text:style-name="P100">14</text:p>
          </table:table-cell>
          <table:table-cell table:style-name="Tabla1.A2" office:value-type="string">
            <text:p text:style-name="P100">0.23</text:p>
          </table:table-cell>
          <table:table-cell table:style-name="Tabla1.D2" office:value-type="string">
            <text:p text:style-name="P100">3.20</text:p>
          </table:table-cell>
        </table:table-row>
        <table:table-row>
          <table:table-cell table:style-name="Tabla1.A2" office:value-type="string">
            <text:p text:style-name="P106">Cable <text:span text:style-name="T23">0.75 mm</text:span><text:span text:style-name="T20">2</text:span><text:span text:style-name="T24"> color rojo</text:span></text:p>
          </table:table-cell>
          <table:table-cell table:style-name="Tabla1.A2" office:value-type="string">
            <text:p text:style-name="P101">1.75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3">0.75 mm</text:span><text:span text:style-name="T20">2</text:span><text:span text:style-name="T24"> color negro</text:span></text:p>
          </table:table-cell>
          <table:table-cell table:style-name="Tabla1.A2" office:value-type="string">
            <text:p text:style-name="P101">1.0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3">0.25 mm</text:span><text:span text:style-name="T20">2</text:span><text:span text:style-name="T24"> color blanco</text:span></text:p>
          </table:table-cell>
          <table:table-cell table:style-name="Tabla1.A2" office:value-type="string">
            <text:p text:style-name="P101">2.0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3">0.25 mm</text:span><text:span text:style-name="T20">2</text:span><text:span text:style-name="T24"> color negro</text:span></text:p>
          </table:table-cell>
          <table:table-cell table:style-name="Tabla1.A2" office:value-type="string">
            <text:p text:style-name="P101">1.5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Punta para hilo 1 mm<text:span text:style-name="T19">2</text:span></text:p>
          </table:table-cell>
          <table:table-cell table:style-name="Tabla1.A2" office:value-type="string">
            <text:p text:style-name="P101">2</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Punta para hilo 0.5 mm<text:span text:style-name="T19">2</text:span></text:p>
          </table:table-cell>
          <table:table-cell table:style-name="Tabla1.A2" office:value-type="string">
            <text:p text:style-name="P101">28</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Base de madera (225x140x3)mm</text:p>
          </table:table-cell>
          <table:table-cell table:style-name="Tabla1.A2" office:value-type="string">
            <text:p text:style-name="P101">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Brida</text:p>
          </table:table-cell>
          <table:table-cell table:style-name="Tabla1.A2" office:value-type="string">
            <text:p text:style-name="P101">30</text:p>
          </table:table-cell>
          <table:table-cell table:style-name="Tabla1.A2" office:value-type="string">
            <text:p text:style-name="P98"/>
          </table:table-cell>
          <table:table-cell table:style-name="Tabla1.D2" office:value-type="string">
            <text:p text:style-name="P98"/>
          </table:table-cell>
        </table:table-row>
        <text:soft-page-break/>
        <table:table-row>
          <table:table-cell table:style-name="Tabla1.A2" office:value-type="string">
            <text:p text:style-name="P108">Budaschnozzle</text:p>
          </table:table-cell>
          <table:table-cell table:style-name="Tabla1.A2" office:value-type="string">
            <text:p text:style-name="P101">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2"/>
          </table:table-cell>
          <table:table-cell table:style-name="Tabla1.A2" office:value-type="string">
            <text:p text:style-name="P98"/>
          </table:table-cell>
          <table:table-cell table:style-name="Tabla1.A2" office:value-type="string">
            <text:p text:style-name="P98"/>
          </table:table-cell>
          <table:table-cell table:style-name="Tabla1.D2" office:value-type="string">
            <text:p text:style-name="P98"/>
          </table:table-cell>
        </table:table-row>
      </table:table>
      <text:p text:style-name="P21"/>
      <text:p text:style-name="P60"/>
      <text:h text:style-name="P138" text:outline-level="2"><text:bookmark-start text:name="__RefHeading__2253_911442263"/>3.3 CRONOGRAMA<text:bookmark-end text:name="__RefHeading__2253_911442263"/></text:h>
      <text:p text:style-name="P14"/>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11">N</text:p>
          </table:table-cell>
          <table:table-cell table:style-name="Tabla2.A1" table:number-rows-spanned="2" office:value-type="string">
            <text:p text:style-name="P114"><text:span text:style-name="T26">Nombre de la </text:span><text:span text:style-name="T27">actividad</text:span></text:p>
          </table:table-cell>
          <table:table-cell table:style-name="Tabla2.A1" table:number-columns-spanned="4" office:value-type="string">
            <text:p text:style-name="P111">Abril 2016</text:p>
          </table:table-cell>
          <table:covered-table-cell/>
          <table:covered-table-cell/>
          <table:covered-table-cell/>
          <table:table-cell table:style-name="Tabla2.A1" table:number-columns-spanned="4" office:value-type="string">
            <text:p text:style-name="P111">Mayo 2016</text:p>
          </table:table-cell>
          <table:covered-table-cell/>
          <table:covered-table-cell/>
          <table:covered-table-cell/>
          <table:table-cell table:style-name="Tabla2.A1" table:number-columns-spanned="5" office:value-type="string">
            <text:p text:style-name="P111">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13">3-9</text:p>
          </table:table-cell>
          <table:table-cell table:style-name="Tabla2.A1" office:value-type="string">
            <text:p text:style-name="P113">10-16</text:p>
          </table:table-cell>
          <table:table-cell table:style-name="Tabla2.A1" office:value-type="string">
            <text:p text:style-name="P113">17-23</text:p>
          </table:table-cell>
          <table:table-cell table:style-name="Tabla2.A1" office:value-type="string">
            <text:p text:style-name="P113">24-30</text:p>
          </table:table-cell>
          <table:table-cell table:style-name="Tabla2.A1" office:value-type="string">
            <text:p text:style-name="P113">1-7</text:p>
          </table:table-cell>
          <table:table-cell table:style-name="Tabla2.A1" office:value-type="string">
            <text:p text:style-name="P113">8-14</text:p>
          </table:table-cell>
          <table:table-cell table:style-name="Tabla2.A1" office:value-type="string">
            <text:p text:style-name="P113">15-21</text:p>
          </table:table-cell>
          <table:table-cell table:style-name="Tabla2.A1" office:value-type="string">
            <text:p text:style-name="P113">22-28</text:p>
          </table:table-cell>
          <table:table-cell table:style-name="Tabla2.A1" office:value-type="string">
            <text:p text:style-name="P113">29-4</text:p>
          </table:table-cell>
          <table:table-cell table:style-name="Tabla2.A1" office:value-type="string">
            <text:p text:style-name="P113">5-11</text:p>
          </table:table-cell>
          <table:table-cell table:style-name="Tabla2.A1" office:value-type="string">
            <text:p text:style-name="P113">12-18</text:p>
          </table:table-cell>
          <table:table-cell table:style-name="Tabla2.A1" office:value-type="string">
            <text:p text:style-name="P113">19-25</text:p>
          </table:table-cell>
          <table:table-cell table:style-name="Tabla2.A1" office:value-type="string">
            <text:p text:style-name="P113">26-30</text:p>
          </table:table-cell>
        </table:table-row>
        <table:table-row table:style-name="Tabla2.1">
          <table:table-cell table:style-name="Tabla2.A1" office:value-type="string">
            <text:p text:style-name="P111">1</text:p>
          </table:table-cell>
          <table:table-cell table:style-name="Tabla2.A1" office:value-type="string">
            <text:p text:style-name="P110">Investigación inicial</text:p>
          </table:table-cell>
          <table:table-cell table:style-name="Tabla2.A1"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1" office:value-type="string">
            <text:p text:style-name="P111">2</text:p>
          </table:table-cell>
          <table:table-cell table:style-name="Tabla2.A1" office:value-type="string">
            <text:p text:style-name="P110"><text:s/><text:span text:style-name="T25">Compra de </text:span>primeros materiales</text:p>
          </table:table-cell>
          <table:table-cell table:style-name="Tabla2.A1" office:value-type="string">
            <text:p text:style-name="P109"/>
          </table:table-cell>
          <table:table-cell table:style-name="Tabla2.A1" office:value-type="string">
            <text:p text:style-name="P109"/>
          </table:table-cell>
          <table:table-cell table:style-name="Tabla2.E4" office:value-type="string">
            <text:p text:style-name="P109"/>
          </table:table-cell>
          <table:table-cell table:style-name="Tabla2.D3" office:value-type="string">
            <text:p text:style-name="P115"/>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1" office:value-type="string">
            <text:p text:style-name="P111">3</text:p>
          </table:table-cell>
          <table:table-cell table:style-name="Tabla2.A1" office:value-type="string">
            <text:p text:style-name="P110">Búsqueda de partes para la armazón</text:p>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E4" office:value-type="string">
            <text:p text:style-name="P109"/>
          </table:table-cell>
          <table:table-cell table:style-name="Tabla2.E4" office:value-type="string">
            <text:p text:style-name="P115"/>
          </table:table-cell>
          <table:table-cell table:style-name="Tabla2.A1"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6" office:value-type="string">
            <text:p text:style-name="P112">4</text:p>
          </table:table-cell>
          <table:table-cell table:style-name="Tabla2.A6" office:value-type="string">
            <text:p text:style-name="P110">Compra de varillas, tuercas, arandelas, rodamientos</text:p>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O6" office:value-type="string">
            <text:p text:style-name="P116"/>
          </table:table-cell>
        </table:table-row>
        <table:table-row table:style-name="Tabla2.1">
          <table:table-cell table:style-name="Tabla2.A6" office:value-type="string">
            <text:p text:style-name="P112">5</text:p>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
      <text:p text:style-name="P87"/>
      <text:p text:style-name="P57"/>
      <text:h text:style-name="P136" text:outline-level="1"><text:bookmark-start text:name="__RefHeading__2255_911442263"/>4. REFERENCIAS<text:bookmark-end text:name="__RefHeading__2255_911442263"/></text:h>
      <text:p text:style-name="P21"/>
      <text:p text:style-name="P27">Proyecto RepRap<text:line-break/><text:a xlink:type="simple" xlink:href="http://reprap.org/wiki/Main_Page" text:style-name="Internet_20_link" text:visited-style-name="Visited_20_Internet_20_Link">http://reprap.org/wiki/Main_Page</text:a></text:p>
      <text:p text:style-name="P27"/>
      <text:p text:style-name="P27"/>
      <text:p text:style-name="P27">Sobre la Prusa Mendel:<text:line-break/><text:a xlink:type="simple" xlink:href="http://reprap.org/wiki/Prusa_Mendel/es" text:style-name="Internet_20_link" text:visited-style-name="Visited_20_Internet_20_Link">http://reprap.org/wiki/Prusa_Mendel/es</text:a></text:p>
      <text:p text:style-name="P27"/>
      <text:p text:style-name="P27"/>
      <text:p text:style-name="P27">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7"/>
      <text:p text:style-name="P27"/>
      <text:p text:style-name="P27"/>
      <text:h text:style-name="P136" text:outline-level="1"><text:bookmark-start text:name="__RefHeading__2365_911442263"/>5. ANEXOS<text:bookmark-end text:name="__RefHeading__2365_911442263"/></text:h>
      <text:p text:style-name="P58"/>
      <text:p text:style-name="P63"/>
      <text:p text:style-name="P7"/>
      <text:p text:style-name="P68"/>
      <text:p text:style-name="P68"/>
      <text:p text:style-name="P68"/>
      <text:p text:style-name="P68"/>
      <text:p text:style-name="P68"/>
      <text:p text:style-name="P68"/>
      <text:p text:style-name="P68"/>
      <text:p text:style-name="P68"/>
      <text:p text:style-name="P68"/>
      <text:h text:style-name="P139" text:outline-level="2"><text:bookmark-start text:name="__RefHeading__2259_911442263"/>GUÍA PARA LA ELABORACIÓN DE UNA IMPRESORA 3D MODELO PRUSA MENDEL<text:bookmark-end text:name="__RefHeading__2259_911442263"/></text:h>
      <text:p text:style-name="P63"/>
      <text:p text:style-name="P28"/>
      <text:p text:style-name="P6"/>
      <text:p text:style-name="P28"/>
      <text:p text:style-name="P28"/>
      <text:p text:style-name="P28"/>
      <text:p text:style-name="P28"/>
      <text:p text:style-name="P28"/>
      <text:p text:style-name="P28"/>
      <text:p text:style-name="P28"/>
      <text:p text:style-name="P28"/>
      <text:p text:style-name="P28"/>
      <text:p text:style-name="P28"/>
      <text:p text:style-name="P28">Con el presente manual se pretende que cualquier lector adquiera los conocimientos necesarios para poder armar una impresora 3D basada en el modelo Prusa Mendel del proyecto RepRap. </text:p>
      <text:p text:style-name="P28"/>
      <text:p text:style-name="P28">Para amenizar las instrucciones de montaje y hacerlas más comprensibles, serán desarrolladas por capítulos, en los cuales se hará una descripción, paso a paso, de lo que se debe ir realizando.</text:p>
      <text:p text:style-name="P19">De momento, las imágenes que ilustran cada uno de los pasos a seguir están pendientes.</text:p>
      <text:p text:style-name="P28"/>
      <text:p text:style-name="P4">CAPÍTULO 1</text:p>
      <text:p text:style-name="P62">MONTAJE DE LA ESTRUCTURA DEL SOPORTE DE LA PRUSA MENDEL</text:p>
      <text:p text:style-name="P29"/>
      <text:p text:style-name="P18">1.1 PREPARACIÓN DE LAS VARILLAS</text:p>
      <text:p text:style-name="P29">Para comenzar con el ensamblado de la estructura de nuestra Prusa Mendel se debe cortar las varillas (pues la adquisición más frecuente es en trozos de un metro); aunque si el usuario adquiere las varillas a medida podrá saltarse este paso.</text:p>
      <text:p text:style-name="P29">Por un lado tenemos las <text:span text:style-name="T5">varillas roscadas</text:span>. A continuación tenemos las medidas de los cortes y cantidad de los mismos que necesitamos:</text:p>
      <text:list xml:id="list67870004064648947" text:style-name="L4">
        <text:list-item>
          <text:p text:style-name="P132">Varilla 1: 370 mm, 370 mm, 210 mm (sobran aproximadamente 50 mm)</text:p>
        </text:list-item>
        <text:list-item>
          <text:p text:style-name="P132">Varilla 2: 370 mm, 370 mm, 210 mm (sobran aproximadamente 50 mm)</text:p>
        </text:list-item>
        <text:list-item>
          <text:p text:style-name="P132">Varilla 3: 370 mm, 294 mm, 294 mm (sobran aproximadamente 42 mm)</text:p>
        </text:list-item>
        <text:list-item>
          <text:p text:style-name="P132">Varilla 4: 370 mm, 294 mm, 294 mm (sobran aproximadamente 42 mm)</text:p>
        </text:list-item>
        <text:list-item>
          <text:p text:style-name="P132">Varilla 5: 440 mm, 440 mm (sobran aproximadamente 120 mm)</text:p>
        </text:list-item>
        <text:list-item>
          <text:p text:style-name="P132">Varilla 6: 440 mm (sobran aproximadamente 560 mm)</text:p>
        </text:list-item>
      </text:list>
      <text:p text:style-name="P65"/>
      <text:p text:style-name="P29">Por otro lado, también debemos cortar las <text:span text:style-name="T5">varillas lisas</text:span>, en este caso se puede cortar de cada varilla de un metro el par de trozos de cada medida, es decir:</text:p>
      <text:list xml:id="list3261496350861456773" text:style-name="L5">
        <text:list-item>
          <text:p text:style-name="P133">Varilla 1: 495 mm, 495 mm (sobran aproximadamente 10 mm)</text:p>
        </text:list-item>
        <text:list-item>
          <text:p text:style-name="P133">Varilla 2: 406 mm, 406 mm (sobran aproximadamente 188 mm)</text:p>
        </text:list-item>
        <text:list-item>
          <text:p text:style-name="P133">Varilla 3: 330 mm, 330 mm (sobran aproximadamente 340 mm)</text:p>
        </text:list-item>
      </text:list>
      <text:p text:style-name="P29"/>
      <text:p text:style-name="P18">1.2 MONTAJE DE LOS LATERALES</text:p>
      <text:p text:style-name="P29"><text:soft-page-break/>Veremos cómo se montan los laterales de forma triangular de la estructura de la impresora. Para ello debemos seguir los pasos que se describen a continuación.</text:p>
      <text:p text:style-name="P30">1. Tomamos dos varillas roscadas de 370 mm e introducimos por cada extremo, de cada una de ellas, una tuerca y una arandela de M8.</text:p>
      <text:p text:style-name="P34">Imagen pendiente...</text:p>
      <text:p text:style-name="P34"/>
      <text:p text:style-name="P40">2. Por un lado de cada varilla introducimos un “pie” (componente imprimible) con una arandela y una tuerca de M8, y por el otro un “vértice”, con otra arandela y otra tuerca de M8.</text:p>
      <text:p text:style-name="P34"/>
      <text:p text:style-name="P40">3. A continuación introducimos, en una tercera varilla roscada de 370 mm, una “abrazadera” (componente imprimible), de manera que quede centrada; y, a cada lado de la misma una arandela y una tuerca de M8.</text:p>
      <text:p text:style-name="P34"/>
      <text:p text:style-name="P40">4. En la misma varilla introducimos en cada extremo una tuerca y una arandela de M8, dejándolas cerca de los extremos, de momento.</text:p>
      <text:p text:style-name="P34"/>
      <text:p text:style-name="P40">5. En los extremos introducimos los dos “pies” anteriormente usados, seguidos, cada uno, de una arandela y una tuerca de M8. Con esto habríamos ensamblado un lateral.</text:p>
      <text:p text:style-name="P34"/>
      <text:p text:style-name="P40">De momento no ajustar las tuercas por completo.</text:p>
      <text:p text:style-name="P34"/>
      <text:p text:style-name="P40">6. Para finalizar, repetimos los cinco pasos anteriores con piezas y componentes homónimos. Así se habrán obtenido los dos laterales de nuestra impresora.</text:p>
      <text:p text:style-name="P34"><text:soft-page-break/></text:p>
      <text:p text:style-name="P34"/>
      <text:p text:style-name="P54">1.3 UNIÓN DE LOS LATERALES EN SU PARTE INFERIOR.</text:p>
      <text:p text:style-name="P40">Con los laterales montados debemos unirlos. Comenzaremos con la unión por la parte inferior, es decir, la unión de los “pies” de la impresora.</text:p>
      <text:p text:style-name="P40">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6"/>
      <text:p text:style-name="P40">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6"/>
      <text:p text:style-name="P36"><text:span text:style-name="T30">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30">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6"/>
      <text:p text:style-name="P40">4. Ahora introducimos los extremos de las varilla en los orificios de M8 de uno de los “pies” de cada lateral, los cuales ya montamos en el apartado anterior, con una arandela y una tuerca de M8 en cada uno de los extremos.</text:p>
      <text:p text:style-name="P36"/>
      <text:p text:style-name="P40">Esta parte recién ensamblada es lo que tomaremos como la parte anterior, frontal, de la impresora.</text:p>
      <text:p text:style-name="P36"/>
      <text:p text:style-name="P41">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8"/>
      <text:p text:style-name="P41">6. Nuevamente nos encontramos en un paso con gran cantidad de material así que se pide el máximo de atención por parte del lector. Para hacerlo más sencillo se dividirá en dos pasos.</text:p>
      <text:p text:style-name="P41">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41"/>
      <text:p text:style-name="P41">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8"/>
      <text:p text:style-name="P41">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8"/>
      <text:p text:style-name="P38"/>
      <text:p text:style-name="P37"><text:span text:style-name="T28">1.</text:span><text:span text:style-name="T29">4</text:span><text:span text:style-name="T28"> UNIÓN DE LOS LATERALES EN SU PARTE </text:span><text:span text:style-name="T29">SUPERIOR</text:span><text:span text:style-name="T28">.</text:span></text:p>
      <text:p text:style-name="P41">En este apartado se describe paso a paso cómo unir los laterales por la parte superior.</text:p>
      <text:p text:style-name="P41">Para ello se deben seguir las instrucciones que vienen a continuación.</text:p>
      <text:p text:style-name="P41">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35"/>
      <text:p text:style-name="P41">2. Seguimos pasando las dos varillas hasta que atraviesan los agujeros del otro vértice e insertamos en uno de los extremos, de cada varilla, una arandela de M8, una tuerca de M8 y otra arandela de M8.</text:p>
      <text:p text:style-name="P41">3. En esos mismos extremos de esas dos varillas añadimos la pieza denominada “soporte motor Z” (componente imprimible); y, tras esta, una arandela y una tuerca de M8 en cada varilla. Así tendremos montado uno de los dos extremos superiores.</text:p>
      <text:p text:style-name="P35"/>
      <text:p text:style-name="P41">4. Introducimos en el otro extremo de las dos varillas utilizas en este apartado, una arandela M8, una tuerca M8 y otra arandela M8; y, a continuación repetimos el paso 3 en este otro extremo.</text:p>
      <text:p text:style-name="P35"/>
      <text:p text:style-name="P41">Con esto habríamos acabado este apartado, con lo que tendríamos la parte exterior de la impresora, laterales, parte anterior, parte posterior y parte superior, montada al completo.</text:p>
      <text:p text:style-name="P35"/>
      <text:p text:style-name="P35"/>
      <text:p text:style-name="P37"><text:span text:style-name="T28">1.</text:span><text:span text:style-name="T29">5</text:span><text:span text:style-name="T28"> </text:span><text:span text:style-name="T29">COLOCACIÓN DE LAS VARILLAS TRANSVERSALES Y LA BASE DE MADERA</text:span><text:span text:style-name="T28">.</text:span></text:p>
      <text:p text:style-name="P41">Una vez hemos montado la estructura exterior de la impresora vamos a colocar las varillas transversales, las cuales, como ya puede deducirse, se sostendrán con las “abrazaderas” que hemos ido poniendo en los apartados anteriores.</text:p>
      <text:p text:style-name="P41">1. Se hace pasar la última varilla roscada de M8 que tenemos, que debería ser de 440 mm, por las “abrazaderas” situadas en la parte inferior de los laterales de la impresora.</text:p>
      <text:p text:style-name="P41"><text:soft-page-break/></text:p>
      <text:p text:style-name="P41">2. A continuación, introducimos, en cada extremo de última varilla colocada, una tuerca y una arandela de M8, una “abrazadera” y otra arandela y otra tuerca de M8.</text:p>
      <text:p text:style-name="P41"/>
      <text:p text:style-name="P41">3. Ahora, por otro lado, situaremos las dos primeras varillas lisas de acero inoxidable. Serán las de 406 mm, y las haremos pasar por las parejas de “abrazaderas”, a lo largo del eje Y.</text:p>
      <text:p text:style-name="P41"/>
      <text:p text:style-name="P41">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1"/>
      <text:p text:style-name="P41">5. Una vez hecho esto, y antes de poner la base en su lugar, debemos taladrar cuatro agujeros en las esquinas de dicha base. Los agujeros deben ser de 3 mm y deben colocarse, a escuadra, a 8 mm x 8 mm de la esquina correspondiente.</text:p>
      <text:p text:style-name="P41"/>
      <text:p text:style-name="P42">6. <text:span text:style-name="T32">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2">rodamientos mencionados tiene como finalidad que la correa dentada, que será ensamblada posteriormente, del eje Y, pueda deslizar con facilidad.</text:span></text:p>
      <text:p text:style-name="P43">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3">Con esto habríamos acabado este apartado.</text:p>
      <text:p text:style-name="P50">1.6 AJUSTE DE MEDIDAS EXTERIORES Y ENSAMBLADO DEL EJE Y</text:p>
      <text:p text:style-name="P43">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3">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3"/>
      <text:p text:style-name="P43">2. A continuación, ajustamos las medidas de las varillas de la parte anterior y posterior de la impresora, dejando todas ellas a una distancia, de nuevo de arandela a arandela, de 234 mm, para la parte frontal.</text:p>
      <text:p text:style-name="P43"/>
      <text:p text:style-name="P43"><text:soft-page-break/>3. La misma medida se aplica a la parte superior de la estructura.</text:p>
      <text:p text:style-name="P43"/>
      <text:p text:style-name="P43">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3">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3">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3">Lo mismo se aplica para la “abrazadera” del lado opuesto; y, también, para las que están en la parte contraria de la impresora (parte anterior, siendo esta la posterior).</text:p>
      <text:p text:style-name="P43"/>
      <text:p text:style-name="P43">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3"/>
      <text:p text:style-name="P43">7. Así pues, tomamos uno de los motores paso a paso y una de las “poleas”. En la “polea” introducimos una tuerca de M3 en lugar habilitado para ello.</text:p>
      <text:p text:style-name="P43"/>
      <text:p text:style-name="P43">8. Seguidamente introducimos un tornillo de M3x10 por el orificio correspondiente.</text:p>
      <text:p text:style-name="P43"/>
      <text:p text:style-name="P43">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3">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43">Ahora sí, podemos retomar brevemente el paso 6 para colocar con mayor precisión los rodamientos que, como ya se explicó, deben quedar uno enfrente del otro.</text:p>
      <text:p text:style-name="P43"/>
      <text:p text:style-name="P44">10. <text:span text:style-name="T33">Hecho esto, debemos taladrar la base de madera para poder colocar las “pinzas” <text:s/>que sujetaran las correas dentadas.</text:span></text:p>
      <text:p text:style-name="P45">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4"/>
      <text:p text:style-name="P45">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5"/>
      <text:p text:style-name="P45">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5"><text:soft-page-break/>Apretamos fuerte y comprobamos que el extremo está bien sujeto.</text:p>
      <text:p text:style-name="P45"/>
      <text:p text:style-name="P45">13. Con un extremo sujeto, hacemos lo propio con el otro extremo, pero en este caso debemos asegurarnos de que la correa está sujeta y de que queda bien tensa.</text:p>
      <text:p text:style-name="P45"/>
      <text:p text:style-name="P45"/>
      <text:p text:style-name="P51">1.7 PREPARACIÓN DE EXTREMOS EN X Y ENSAMBLADO DEL EJE Z</text:p>
      <text:p text:style-name="P45">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5"/>
      <text:p text:style-name="P45">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5"/>
      <text:p text:style-name="P45">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5">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45"/>
      <text:p text:style-name="P45">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5">Con esto habríamos preparado lo necesario, los extremos del eje X para poder ensamblar el eje Z y no complicar el posterior montaje del eje X.</text:p>
      <text:p text:style-name="P45"/>
      <text:p text:style-name="P45">4. Para comenzar con el eje Z hay que colocar dos tuercas en los orificios, realizados para ello, en cada uno de los “soporte motor Z”.</text:p>
      <text:p text:style-name="P45"/>
      <text:p text:style-name="P45">5. Ahora cogemos una de las dos piezas “sujeción” y la colocamos, con dos tornillos de M3x25 (que se enroscan en las tuercas del paso anterior) y una arandela M3 cada uno, en uno de estos “soporte motor Z”, dejándolo ligeramente suelto de momento.</text:p>
      <text:p text:style-name="P45">Seguidamente hacemos lo propio en el otro “soporte motor Z”.</text:p>
      <text:p text:style-name="P45">En este paso tenemos un problema, y es que si introducimos los tornillos luego no podremos poner los motores del eje z en su correspondiente lugar.</text:p>
      <text:p text:style-name="P45">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5">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5"/>
      <text:p text:style-name="P45">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5">Hacemos lo mismo en el otro lateral y encajamos los “rodamientos” de las piezas “lateral con motor” y “lateral sin motor” en las varillas lisas recién colocadas.</text:p>
      <text:p text:style-name="P45">Es especialmente importante tener en cuenta que la pieza “lateral con motor” es la que debe quedar a la izquierda y “lateral sin motor” a la derecha; recordando que se considera la parte frontal aquella en la que está el motor del eje Y.</text:p>
      <text:p text:style-name="P45"/>
      <text:p text:style-name="P45">7. Ahora ponemos una tuerca de M8 en el orifico, específico para ello, de la parte inferior de la pieza “lateral con motor”.</text:p>
      <text:p text:style-name="P45"/>
      <text:p text:style-name="P45">8. Seguidamente, en la misma pieza, introducimos, por la parte superior del conducto hexagonal, uno de los muelles con diámetro interior de 8 mm y sobre él colocamos otra tuerca de M8.</text:p>
      <text:p text:style-name="P45"><text:soft-page-break/></text:p>
      <text:p text:style-name="P45">9. Ahora tomamos una de las varillas roscadas de M8 de 210 mm y la hacemos pasar por ambas tuercas.</text:p>
      <text:p text:style-name="P45">Repetimos los pasos 7, 8 y 9 para la pieza “lateral sin motor” (se podría haber hecho perfectamente en el orden contrario).</text:p>
      <text:p text:style-name="P45"/>
      <text:p text:style-name="P45">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5">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45"/>
      <text:p text:style-name="P45">11. Hecho esto colocaremos los motores del eje Z. Para ello tomamos dos de los motores paso a paso y los colocamos sobre las piezas “soporte motor Z” en el lugar habilitado para ello.</text:p>
      <text:p text:style-name="P45"/>
      <text:p text:style-name="P45">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45"/>
      <text:p text:style-name="P45">13. Seguidamente, introducimos el eje del motor, en el agujero de 5 mm de diámetro que posee en uno de sus extremos la pieza “acoplador” y apretamos el tornillo de esa parte de dicha pieza.</text:p>
      <text:p text:style-name="P45">Y hacemos lo mismo con el otro motor del eje Z y con el otro “acoplador”.</text:p>
      <text:p text:style-name="P45"/>
      <text:p text:style-name="P45">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5"/>
      <text:p text:style-name="P45"/>
      <text:p text:style-name="P52">1.8 ENSAMBLADO COMPLETO DEL EJE X.</text:p>
      <text:p text:style-name="P46">Terminaremos de montar definitivamente el eje X, ensamblando las varillas lisas que forman dicho eje, el motor y la correa dentada que permitirán el movimiento, y el “carro” que se mueve en dicho eje.</text:p>
      <text:p text:style-name="P46">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6">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46">Si no se dispone de los medios para hacer dicho rebaje, se pueden cortar las varillas lisas para que queden justo hasta el límite de los agujeros de ambas piezas laterales.</text:p>
      <text:p text:style-name="P46"/>
      <text:p text:style-name="P46">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6">Como ya se especificó inicialmente, hay que posicionar las varillas lisas de manera que queden al límite de la pieza “lateral sin motor” y sobrantes en la pieza “lateral con <text:s/>motor” (en el caso de haber optado por hacer el rebaje).</text:p>
      <text:p text:style-name="P46">Debemos tener en cuenta que, la varilla más próxima al soporte del motor, de la pieza “lateral con motor”, debe tener el rebaje que le hicimos en el paso 1.</text:p>
      <text:p text:style-name="P46"/>
      <text:p text:style-name="P46">3.- Una vez las varillas estén bien colocadas debemos hacer que queden sujetas. Para ello apretamos los tornillos de M3x10, que colocamos en la parte inferior de las piezas laterales en el paso 1 del apartado 1.7.</text:p>
      <text:p text:style-name="P46">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6"><text:soft-page-break/>La solución que implementó el autor para este problema consiste en pegar por debajo de los agujeros arandelas de M3. De esta manera se le da algo más de fuerza a las piezas y se arregla el problema.</text:p>
      <text:p text:style-name="P46"/>
      <text:p text:style-name="P46">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6"/>
      <text:p text:style-name="P46">5. Con el motor preparado, lo posicionamos en el soporte para el mismo que incluye la pieza “lateral con motor” y lo sujetamos a esta pieza con cuatro tornillos de M3x10 (con sus respectivas arandelas de M3).</text:p>
      <text:p text:style-name="P46"/>
      <text:p text:style-name="P46">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6">Es importante que las dos partes salientes del “carro” queden hacia la parte trasera de la <text:s/>estructura.</text:p>
      <text:p text:style-name="P46"/>
      <text:p text:style-name="P46">7. Nos quedaría ahora colocar la correa. En primer lugar se cogen las dos últimas “pinzas” y se les introduce por un lado dos tornillos de M3x25 (con su respectiva arandela de M3 cada uno).</text:p>
      <text:p text:style-name="P46"><text:soft-page-break/></text:p>
      <text:p text:style-name="P46">8. Se introducen, los tornillos, por los agujeros de las dos partes salientes del “carro” y se sujetan con sendas tuercas que se colocan por la parte inferior de dichos salientes. Aunque se dejan aún sin apretar.</text:p>
      <text:p text:style-name="P46"/>
      <text:p text:style-name="P46">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6">Se aprietan entonces fuertemente los tornillos de la “pinza” en cuestión, de modo que la correa quede bien fijada.</text:p>
      <text:p text:style-name="P46"/>
      <text:p text:style-name="P46">10. Colocamos la correa dentada correctamente, de manera que pase por la polea del motor y por el rodamiento en el lateral opuesto, y se pasa el otro extremo por el mismo hueco que en el paso anterior pero, en este caso, para la otra “pinza”.</text:p>
      <text:p text:style-name="P46">En este paso, antes de apretar bien los tornillos debemos asegurarnos de que la correa queda bien tensa.</text:p>
      <text:p text:style-name="P46">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6">Habríamos acabado así el ensamblado del eje X; teniendo el cuerpo de nuestra Prusa Mendel casi acabado.</text:p>
      <text:p text:style-name="P46"/>
      <text:p text:style-name="P46"/>
      <text:p text:style-name="P52">1.9 MONTAJE DE LOS FINALES DE CARRERA</text:p>
      <text:p text:style-name="P46"><text:soft-page-break/>Se colocarán los finales de carrera en sus correctas posiciones. Sin embargo, previamente se deberán cablear los mismos para, posteriormente, conectarlos como se debe a la placa electrónica.</text:p>
      <text:p text:style-name="P46">1. Para comenzar tomamos los hilos de cable de 0,25 mm 2 de sección, blanco y negro, de que disponemos y los troceamos en tres partes cada color. Como de largo sea cada trozo dependerá del final de carrera que se cableará con el mismo.</text:p>
      <text:p text:style-name="P46">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6">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6">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46"/>
      <text:p text:style-name="P46">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6"/>
      <text:p text:style-name="P46">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6"/>
      <text:p text:style-name="P46">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6"/>
      <text:p text:style-name="P46">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46"/>
      <text:p text:style-name="P47"><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7">Con esto abríamos acabado, quedándonos sólo ensamblar la base de aluminio y la base caliente para finalizar todo el montaje estructural de nuestra Prusa Mendel.</text:p>
      <text:p text:style-name="P47"/>
      <text:p text:style-name="P47"/>
      <text:p text:style-name="P53">1.10 COLOCACIÓN DE LA BASE DE ALUMINIO Y LA BASE CALIENTE</text:p>
      <text:p text:style-name="P47">En este apartado se mostrará como ensamblar tanto la base de aluminio como la base</text:p>
      <text:p text:style-name="P47">caliente sobre la que se debe imprimir.</text:p>
      <text:p text:style-name="P47">1. Utilizando la base de caliente como guía, hacemos cuatro taladros en la base de aluminio de manera que queden alineados con los de la base anterior, quedando la base caliente, o heated bed, perfectamente centrada sobre la de aluminio.</text:p>
      <text:p text:style-name="P47"/>
      <text:p text:style-name="P47">2. Ahora se coge la misma base de aluminio, de 225x225 mm, que ya habíamos taladrado también en el apartado 1.5 y se introduce por cada uno de estos taladros un tornillo de M3x40 con su respectiva arandela de M3.</text:p>
      <text:p text:style-name="P47"/>
      <text:p text:style-name="P47">3. Por la parte inferior se coloca una tuerca de M3, una arandela de M3, un muelle de diámetro interior 3 mm, otra arandela de M3 y otra tuerca de M3, en cada tornillo.</text:p>
      <text:p text:style-name="P47"><text:soft-page-break/></text:p>
      <text:p text:style-name="P47">4. Ahora encajamos los cuatro tornillos en los agujeros de la base de madera ensamblada en el apartado 1.5.</text:p>
      <text:p text:style-name="P47"/>
      <text:p text:style-name="P47">5. Hacemos que queden sujetas, ambas bases, poniendo una arandela de M3 y una tuerca de M3, por debajo de la base de madera, en cada tornillo; como puede verse, para uno de ellos.</text:p>
      <text:p text:style-name="P47"/>
      <text:p text:style-name="P47">6. Apretamos las tuercas de manera que, con ayuda de un nivel, nos aseguremos de que las bases queden perfectamente horizontales.</text:p>
      <text:p text:style-name="P47"/>
      <text:p text:style-name="P47">7. Por otra parte debemos preparar la base caliente o heated bed, para ello se suelda un hilo rojo de 0,75 mm<text:span text:style-name="T19">2</text:span> en uno de los pad ́s laterales que tiene disponible; y, un cable negro de la misma sección en el pad del otro extremo. En los extremos libres de estos dos cables se debe poner una punta (para cable de 1 mm 2 ) para facilitar su posterior conexión.</text:p>
      <text:p text:style-name="P47"/>
      <text:p text:style-name="P47">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7">El termistor será el dispositivo que nos permita controlar la temperatura a la que se encuentra la base, y es importante tener en cuenta si este es de 100 o de 200 KΩ para la futura configuración del firmware del microcontrolador.</text:p>
      <text:p text:style-name="P47"/>
      <text:p text:style-name="P47"><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7">Por la parte de abajo se ponen dos tuercas, juntas, de M3, simplemente para que la base caliente quede por encima de la de aluminio en la cantidad justa como para no tocarse con la cabeza de los tornillos que unen la de aluminio con la de madera. </text:p>
      <text:p text:style-name="P47">Se introducen los tornillos por los cuatro agujeros que hicimos en la base de aluminio al comienzo de este apartado, y se coloca por debajo de dicha base una tuerca de M3 en cada tornillo.</text:p>
      <text:p text:style-name="P47"/>
      <text:p text:style-name="P47">10. Ahora se recubriría la parte superior de la base caliente con cinta de kapton. Opcionalmente se puede colocar un cristal, espejo, o base de metacrilato, de 200x200x3 mm sobre la base caliente y sujetarla a la misma con pinzas para el papel, por ejemplo.</text:p>
      <text:p text:style-name="P47">En este caso lo que se recubre con kapton es esta base que colocamos encima, en la cual se ha colocado un espejo.</text:p>
      <text:p text:style-name="P47"/>
      <text:p text:style-name="P47">Abríamos acabado así todo el ensamblado de la estructura del soporte de nuestra Prusa Mendel, dando paso en la siguiente parte del proyecto a hacer lo propio con el extrusor que utilizaremos en la misma.</text:p>
      <text:p text:style-name="P47"/>
      <text:p text:style-name="P47"/>
      <text:p text:style-name="P5">CAPÍTULO <text:span text:style-name="T34">2</text:span></text:p>
      <text:p text:style-name="P64">MONTAJE D<text:span text:style-name="T34">EL EXTRUSOR</text:span></text:p>
      <text:p text:style-name="P64"/>
      <text:p text:style-name="P55">2.1 ENSAMBLADO DEL CUERPO DEL EXCRUSOR</text:p>
      <text:p text:style-name="P48">De forma similar a como se describió el montaje de la estructura, se explicará el ensamblado del extrusor mediante las instrucciones, paso a paso que se encuentran a continuación.</text:p>
      <text:p text:style-name="P48">1. En primer lugar montaremos el extrusor con las partes imprimibles y sus correspondientes tornillos, rodamientos, etc.</text:p>
      <text:p text:style-name="P48">Así pues cogemos la pieza que hemos denominado como “cuerpo” y le colocamos dos rodamientos, del tipo 608zz, en los huecos que tiene habilitados parar ello en las caras posterior y anterior.</text:p>
      <text:p text:style-name="P48"/>
      <text:p text:style-name="P48">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8"/>
      <text:p text:style-name="P48">3. El siguiente paso es dejar la pieza “cuerpo” preparada para añadirle la pieza “extremo”. Para ello de introducen los cuatro tornillos de M4x50.</text:p>
      <text:p text:style-name="P48"/>
      <text:p text:style-name="P48">4. Ahora introducimos el sobrante de cada tornillo por los respectivos agujeros de la pieza “extremo”.</text:p>
      <text:p text:style-name="P48"/>
      <text:p text:style-name="P48"><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48">Para llevar a cabo este paso se sitúa en cada tornillo, una arandela de M4, seguida de un muelle de diámetro interior 3 mm, otra arandela de M4 y finalmente una tuerca de M4 o una tuerca de M4 de mariposa.</text:p>
      <text:p text:style-name="P48">Hay que tener en cuenta que esta presión no solo variará en función del diámetro del filamento de plástico, sino que también variará en función del fabricante del mismo, el material (ABS o PLA) con el que esté hecho, etc.</text:p>
      <text:p text:style-name="P48"/>
      <text:p text:style-name="P48"/>
      <text:p text:style-name="P55">2.2 COLOCACIÓN SOBRE EL EJE X Y ENSAMBLADO DEL HOT-END</text:p>
      <text:p text:style-name="P48">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8">Para llevar a cabo las este apartado solo será necesario seguir el siguiente paso.</text:p>
      <text:p text:style-name="P48">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9"><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49"/>
      <text:p text:style-name="P49"/>
      <text:p text:style-name="P56">2.3 MONTAJE DEL MOTOR Y ENSAMBLADO DE LOS ENGRANAJES</text:p>
      <text:p text:style-name="P49">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9">Para llevar a cabo estas acciones el lector debe seguir los pasos descritos a continuación.</text:p>
      <text:p text:style-name="P49">1. En primer lugar debemos colocar la pieza “engranaje pequeño” en el eje del motor, de la misma manera que colocábamos las “poleas” anteriormente.</text:p>
      <text:p text:style-name="P49">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9">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9"/>
      <text:p text:style-name="P49"><text:soft-page-break/>2. Hecho esto colocamos el motor en el extrusor y lo fijamos con 4 tornillos de M3x10, con su correspondiente arandela de M3.</text:p>
      <text:p text:style-name="P49">No debemos apretar los tornillos aún, para poder recolocar el motor hacia un lado o hacia el otro, de manera que los dos engranajes encajen uno con el otro lo mejor posible.</text:p>
      <text:p text:style-name="P49"/>
      <text:p text:style-name="P49">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9"/>
      <text:p text:style-name="P49">4. Tomada la posición exacta del motor, se retira de nuevo el hobbed bolt con el “engranaje grande” y se aprietan los cuatro tonillos de sujeción del motor de manera que este quede fijo en esa posición.</text:p>
      <text:p text:style-name="P49"/>
      <text:p text:style-name="P49">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9">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49"/>
      <text:p text:style-name="P49"/>
      <text:p text:style-name="P56">2.4 CABLEADO DEL HOT-END</text:p>
      <text:p text:style-name="P49">En este último apartado de ensamblado del extrusor se realizará la colocación de los cables del hot-end de manera que se dejen preparados para su posterior conexión a la placa electrónica de la impresora.</text:p>
      <text:p text:style-name="P49">Debemos seguir los pasos que se describen a continuación, aunque se debe tener en cuenta de que partimos de la premisa, para este cableado, de que usamos la pieza “cuerpo” recomendada por el autor; ya descrita en los capítulos anteriores.</text:p>
      <text:p text:style-name="P49">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6"/>
      <text:p text:style-name="P49">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9">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9">Colocaremos una punta para cable de 1 mm 2 en cada cable de 0,75 mm 2 de sección, y una punta para cable de 0,5 mm 2 en el resto de cables, antes de conectarlos en la clema correspondiente.</text:p>
      <text:p text:style-name="P49">Es importante tener en cuenta que tanto el termistor como la resistencia no tienen polaridad, por lo que da igual qué terminal de cada componente vaya al positivo y cuál al negativo.</text:p>
      <text:p text:style-name="P49"/>
      <text:p text:style-name="P56"/>
      <text:p text:style-name="P56"/>
      <text:p text:style-name="P56"/>
      <text:p text:style-name="P56"/>
      <text:p text:style-name="P56">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DejaVu Sans Light" fo:font-family="'DejaVu Sans Light'" style:font-style-name="Negrita" style:font-family-generic="swiss" style:font-pitch="variable"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1" officeooo:rsid="00368b34" officeooo:paragraph-rsid="00368b34"/>
    </style:style>
    <style:style style:name="MP2" style:family="paragraph" style:parent-style-name="Footer">
      <style:paragraph-properties fo:text-align="end" style:justify-single-word="false"/>
      <style:text-properties officeooo:paragraph-rsid="00368b34"/>
    </style:style>
    <style:style style:name="MP3" style:family="paragraph" style:parent-style-name="Footer">
      <style:paragraph-properties fo:text-align="end" style:justify-single-word="false"/>
      <style:text-properties style:font-name="DejaVu Sans Light1" officeooo:rsid="0036e8c2" officeooo:paragraph-rsid="0036e8c2"/>
    </style:style>
    <style:style style:name="MT1" style:family="text">
      <style:text-properties style:font-name="DejaVu Sans Light1" officeooo:rsid="00368b34"/>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footer>
        <text:p text:style-name="MP1">Página: <text:page-number text:select-page="current">12</text:page-number></text:p>
      </style:footer>
      <style:footer-first>
        <text:p text:style-name="MP2"><text:span text:style-name="MT1">Página: </text:span><text:span text:style-name="MT1"><text:page-number text:select-page="current">5</text:page-number></text:span></text:p>
      </style:footer-first>
    </style:master-page>
    <style:master-page style:name="First_20_Page" style:display-name="First Page" style:page-layout-name="Mpm2"/>
    <style:master-page style:name="Landscape" style:page-layout-name="Mpm3"/>
    <style:master-page style:name="Index" style:page-layout-name="Mpm4">
      <style:footer>
        <text:p text:style-name="MP3">Página: <text:page-number text:select-page="current">55</text:page-number></text:p>
      </style:footer>
      <style:footer-first>
        <text:p text:style-name="MP3">Página: <text:page-number text:select-page="current">1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1:42:15.623382066</dc:date>
    <dc:creator>kevin </dc:creator>
    <meta:editing-duration>PT2H1M6S</meta:editing-duration>
    <meta:editing-cycles>11</meta:editing-cycles>
    <meta:generator>LibreOffice/4.3.3.2$Linux_X86_64 LibreOffice_project/430m0$Build-2</meta:generator>
    <meta:document-statistic meta:table-count="2" meta:image-count="0" meta:object-count="0" meta:page-count="55" meta:paragraph-count="466" meta:word-count="10923" meta:character-count="62905" meta:non-whitespace-character-count="52440"/>
  </office:meta>
</office:document-meta>
</file>